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0.7583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52in"/>
    </style:style>
    <style:style style:name="co21" style:family="table-column">
      <style:table-column-properties fo:break-before="auto" style:column-width="1.3102in"/>
    </style:style>
    <style:style style:name="co22" style:family="table-column">
      <style:table-column-properties fo:break-before="auto" style:column-width="1.4138in"/>
    </style:style>
    <style:style style:name="co23" style:family="table-column">
      <style:table-column-properties fo:break-before="auto" style:column-width="1.6862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.4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7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8"/>
        <table:table-column table:style-name="co4" table:default-cell-style-name="ce14"/>
        <table:table-column table:style-name="co5" table:default-cell-style-name="ce12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2"/>
        <table:table-column table:style-name="co10" table:default-cell-style-name="ce21"/>
        <table:table-column table:style-name="co11" table:default-cell-style-name="Default"/>
        <table:table-column table:style-name="co12" table:default-cell-style-name="ce12"/>
        <table:table-column table:style-name="co1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15.66596" calcext:value-type="float">
            <text:p>115.67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63.75" calcext:value-type="float">
            <text:p>63.75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28.91649" calcext:value-type="float">
            <text:p>28.92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283.381602" calcext:value-type="float">
            <text:p>283.38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3080" calcext:value-type="float">
            <text:p>3080</text:p>
          </table:table-cell>
          <table:table-cell table:style-name="Default"/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322.536845768552" calcext:value-type="float">
            <text:p>323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235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PI()*(([.A14]/2)^2)" office:value-type="float" office:value="706.858347057703" calcext:value-type="float">
            <text:p>707</text:p>
          </table:table-cell>
          <table:table-cell table:formula="of:=[.C29]/0.0254/12" office:value-type="float" office:value="52.2501941681774" calcext:value-type="float">
            <text:p>52.25</text:p>
          </table:table-cell>
          <table:table-cell table:formula="of:=([.D29]*35.3147)*60" office:value-type="float" office:value="15388.9669529814" calcext:value-type="float">
            <text:p>15,389</text:p>
          </table:table-cell>
          <table:table-cell table:formula="of:=([.E29]*0.00134102209)*1000" office:value-type="float" office:value="6.05216074415945" calcext:value-type="float">
            <text:p>6.05</text:p>
          </table:table-cell>
          <table:table-cell table:style-name="ce24" table:formula="of:=[.F29]/0.0254/12" office:value-type="float" office:value="403.17105721069" calcext:value-type="float">
            <text:p>403</text:p>
          </table:table-cell>
          <table:table-cell table:formula="of:=[.F14]/1112" office:value-type="float" office:value="0.362563900369326" calcext:value-type="float">
            <text:p>0.36</text:p>
          </table:table-cell>
          <table:table-cell table:formula="of:=[.$J$7]/((((PI()/4)*([.A29]^2))*[.$N$2])*([.F29]^2))" office:value-type="float" office:value="0.0335913237048767" calcext:value-type="float">
            <text:p>0.034</text:p>
          </table:table-cell>
          <table:table-cell table:formula="of:=1-(SQRT((2*[.H14]))/[.$N$7])" office:value-type="float" office:value="0.870401921879843" calcext:value-type="float">
            <text:p>0.87</text:p>
          </table:table-cell>
          <table:table-cell table:formula="of:=([.J29]*0.00134102209)*1000" office:value-type="float" office:value="6.95329432532542" calcext:value-type="float">
            <text:p>6.95</text:p>
          </table:table-cell>
          <table:table-cell table:formula="of:=(([.$N$7]*[.$N$8])*([.A14]/2))/[.B14]" office:value-type="float" office:value="0.190985931710274" calcext:value-type="float">
            <text:p>0.19</text:p>
          </table:table-cell>
          <table:table-cell table:style-name="ce12" table:formula="of:=([.L29]*0.00134102209)*1000" office:value-type="float" office:value="0.331891527354866" calcext:value-type="float">
            <text:p>0.33</text:p>
          </table:table-cell>
          <table:table-cell table:formula="of:=([.M29]*0.00134102209)*1000" office:value-type="float" office:value="7.28518585268028" calcext:value-type="float">
            <text:p>7.29</text:p>
          </table:table-cell>
          <table:table-cell table:style-name="ce12" table:formula="of:=[.N29]*8.85075/12" office:value-type="float" office:value="12.4229345442364" calcext:value-type="float">
            <text:p>12.42</text:p>
          </table:table-cell>
          <table:table-cell table:style-name="ce16" table:formula="of:=[.$J$5]/([.B14]/144)" office:value-type="float" office:value="12.9870433562987" calcext:value-type="float">
            <text:p>12.99</text:p>
          </table:table-cell>
          <table:table-cell table:style-name="ce16" table:formula="of:=[.$J$5]/[.M14]" office:value-type="float" office:value="8.75063468374603" calcext:value-type="float">
            <text:p>8.75</text:p>
          </table:table-cell>
          <table:table-cell table:style-name="ce52" table:formula="of:=[.E29]/[.M29]" office:value-type="percentage" office:value="0.830748983834476" calcext:value-type="percentage">
            <text:p>83.1%</text:p>
          </table:table-cell>
          <table:table-cell/>
          <table:table-cell table:formula="of:=[.M14]*[.$J$4]" office:value-type="float" office:value="29.1407434107211" calcext:value-type="float">
            <text:p>29.14</text:p>
          </table:table-cell>
          <table:table-cell table:formula="of:=[.N14]*[.$J$4]" office:value-type="float" office:value="49.6917381769456" calcext:value-type="float">
            <text:p>49.69</text:p>
          </table:table-cell>
          <table:table-cell table:number-columns-repeated="235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PI()*(([.A15]/2)^2)" office:value-type="float" office:value="754.767635024948" calcext:value-type="float">
            <text:p>755</text:p>
          </table:table-cell>
          <table:table-cell table:formula="of:=[.C30]/0.0254/12" office:value-type="float" office:value="50.5647040337201" calcext:value-type="float">
            <text:p>50.56</text:p>
          </table:table-cell>
          <table:table-cell table:formula="of:=([.D30]*35.3147)*60" office:value-type="float" office:value="15901.9325180808" calcext:value-type="float">
            <text:p>15,902</text:p>
          </table:table-cell>
          <table:table-cell table:formula="of:=([.E30]*0.00134102209)*1000" office:value-type="float" office:value="5.85692975241237" calcext:value-type="float">
            <text:p>5.86</text:p>
          </table:table-cell>
          <table:table-cell table:style-name="ce24" table:formula="of:=[.F30]/0.0254/12" office:value-type="float" office:value="416.610092451047" calcext:value-type="float">
            <text:p>417</text:p>
          </table:table-cell>
          <table:table-cell table:formula="of:=[.F15]/1112" office:value-type="float" office:value="0.37464936371497" calcext:value-type="float">
            <text:p>0.37</text:p>
          </table:table-cell>
          <table:table-cell table:formula="of:=[.$J$7]/((((PI()/4)*([.A30]^2))*[.$N$2])*([.F30]^2))" office:value-type="float" office:value="0.0294622127715018" calcext:value-type="float">
            <text:p>0.029</text:p>
          </table:table-cell>
          <table:table-cell table:formula="of:=1-(SQRT((2*[.H15]))/[.$N$7])" office:value-type="float" office:value="0.878628230688718" calcext:value-type="float">
            <text:p>0.88</text:p>
          </table:table-cell>
          <table:table-cell table:formula="of:=([.J30]*0.00134102209)*1000" office:value-type="float" office:value="6.66599313320649" calcext:value-type="float">
            <text:p>6.67</text:p>
          </table:table-cell>
          <table:table-cell table:formula="of:=(([.$N$7]*[.$N$8])*([.A15]/2))/[.B15]" office:value-type="float" office:value="0.184825095203491" calcext:value-type="float">
            <text:p>0.18</text:p>
          </table:table-cell>
          <table:table-cell table:style-name="ce12" table:formula="of:=([.L30]*0.00134102209)*1000" office:value-type="float" office:value="0.378405920042337" calcext:value-type="float">
            <text:p>0.38</text:p>
          </table:table-cell>
          <table:table-cell table:formula="of:=([.M30]*0.00134102209)*1000" office:value-type="float" office:value="7.04439905324883" calcext:value-type="float">
            <text:p>7.04</text:p>
          </table:table-cell>
          <table:table-cell table:style-name="ce12" table:formula="of:=[.N30]*8.85075/12" office:value-type="float" office:value="12.0123371059634" calcext:value-type="float">
            <text:p>12.01</text:p>
          </table:table-cell>
          <table:table-cell table:style-name="ce16" table:formula="of:=[.$J$5]/([.B15]/144)" office:value-type="float" office:value="12.1626836843588" calcext:value-type="float">
            <text:p>12.16</text:p>
          </table:table-cell>
          <table:table-cell table:style-name="ce16" table:formula="of:=[.$J$5]/[.M15]" office:value-type="float" office:value="9.04974285501315" calcext:value-type="float">
            <text:p>9.05</text:p>
          </table:table-cell>
          <table:table-cell table:style-name="ce52" table:formula="of:=[.E30]/[.M30]" office:value-type="percentage" office:value="0.831430716536592" calcext:value-type="percentage">
            <text:p>83.1%</text:p>
          </table:table-cell>
          <table:table-cell/>
          <table:table-cell table:formula="of:=[.M15]*[.$J$4]" office:value-type="float" office:value="28.1775962129953" calcext:value-type="float">
            <text:p>28.18</text:p>
          </table:table-cell>
          <table:table-cell table:formula="of:=[.N15]*[.$J$4]" office:value-type="float" office:value="48.0493484238536" calcext:value-type="float">
            <text:p>48.05</text:p>
          </table:table-cell>
          <table:table-cell table:number-columns-repeated="235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PI()*(([.A16]/2)^2)" office:value-type="float" office:value="804.247719318987" calcext:value-type="float">
            <text:p>804</text:p>
          </table:table-cell>
          <table:table-cell table:formula="of:=[.C31]/0.0254/12" office:value-type="float" office:value="48.9845570326663" calcext:value-type="float">
            <text:p>48.98</text:p>
          </table:table-cell>
          <table:table-cell table:formula="of:=([.D31]*35.3147)*60" office:value-type="float" office:value="16414.8980831802" calcext:value-type="float">
            <text:p>16,415</text:p>
          </table:table-cell>
          <table:table-cell table:formula="of:=([.E31]*0.00134102209)*1000" office:value-type="float" office:value="5.67390069764948" calcext:value-type="float">
            <text:p>5.67</text:p>
          </table:table-cell>
          <table:table-cell table:style-name="ce24" table:formula="of:=[.F31]/0.0254/12" office:value-type="float" office:value="430.049127691403" calcext:value-type="float">
            <text:p>430</text:p>
          </table:table-cell>
          <table:table-cell table:formula="of:=[.F16]/1112" office:value-type="float" office:value="0.386734827060614" calcext:value-type="float">
            <text:p>0.39</text:p>
          </table:table-cell>
          <table:table-cell table:formula="of:=[.$J$7]/((((PI()/4)*([.A31]^2))*[.$N$2])*([.F31]^2))" office:value-type="float" office:value="0.0259484979638578" calcext:value-type="float">
            <text:p>0.026</text:p>
          </table:table-cell>
          <table:table-cell table:formula="of:=1-(SQRT((2*[.H16]))/[.$N$7])" office:value-type="float" office:value="0.886095439152206" calcext:value-type="float">
            <text:p>0.89</text:p>
          </table:table-cell>
          <table:table-cell table:formula="of:=([.J31]*0.00134102209)*1000" office:value-type="float" office:value="6.40326137224917" calcext:value-type="float">
            <text:p>6.40</text:p>
          </table:table-cell>
          <table:table-cell table:formula="of:=(([.$N$7]*[.$N$8])*([.A16]/2))/[.B16]" office:value-type="float" office:value="0.179049310978382" calcext:value-type="float">
            <text:p>0.18</text:p>
          </table:table-cell>
          <table:table-cell table:style-name="ce12" table:formula="of:=([.L31]*0.00134102209)*1000" office:value-type="float" office:value="0.429646284182291" calcext:value-type="float">
            <text:p>0.43</text:p>
          </table:table-cell>
          <table:table-cell table:formula="of:=([.M31]*0.00134102209)*1000" office:value-type="float" office:value="6.83290765643146" calcext:value-type="float">
            <text:p>6.83</text:p>
          </table:table-cell>
          <table:table-cell table:style-name="ce12" table:formula="of:=[.N31]*8.85075/12" office:value-type="float" office:value="11.6516951357432" calcext:value-type="float">
            <text:p>11.65</text:p>
          </table:table-cell>
          <table:table-cell table:style-name="ce16" table:formula="of:=[.$J$5]/([.B16]/144)" office:value-type="float" office:value="11.4143935748719" calcext:value-type="float">
            <text:p>11.41</text:p>
          </table:table-cell>
          <table:table-cell table:style-name="ce16" table:formula="of:=[.$J$5]/[.M16]" office:value-type="float" office:value="9.32984948801341" calcext:value-type="float">
            <text:p>9.33</text:p>
          </table:table-cell>
          <table:table-cell table:style-name="ce52" table:formula="of:=[.E31]/[.M31]" office:value-type="percentage" office:value="0.830378659121631" calcext:value-type="percentage">
            <text:p>83.0%</text:p>
          </table:table-cell>
          <table:table-cell/>
          <table:table-cell table:formula="of:=[.M16]*[.$J$4]" office:value-type="float" office:value="27.3316306257258" calcext:value-type="float">
            <text:p>27.33</text:p>
          </table:table-cell>
          <table:table-cell table:formula="of:=[.N16]*[.$J$4]" office:value-type="float" office:value="46.6067805429726" calcext:value-type="float">
            <text:p>46.61</text:p>
          </table:table-cell>
          <table:table-cell table:number-columns-repeated="235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PI()*(([.A17]/2)^2)" office:value-type="float" office:value="855.298599939821" calcext:value-type="float">
            <text:p>855</text:p>
          </table:table-cell>
          <table:table-cell table:formula="of:=[.C32]/0.0254/12" office:value-type="float" office:value="47.5001765165249" calcext:value-type="float">
            <text:p>47.50</text:p>
          </table:table-cell>
          <table:table-cell table:formula="of:=([.D32]*35.3147)*60" office:value-type="float" office:value="16927.8636482796" calcext:value-type="float">
            <text:p>16,928</text:p>
          </table:table-cell>
          <table:table-cell table:formula="of:=([.E32]*0.00134102209)*1000" office:value-type="float" office:value="5.50196431287223" calcext:value-type="float">
            <text:p>5.50</text:p>
          </table:table-cell>
          <table:table-cell table:style-name="ce24" table:formula="of:=[.F32]/0.0254/12" office:value-type="float" office:value="443.488162931759" calcext:value-type="float">
            <text:p>443</text:p>
          </table:table-cell>
          <table:table-cell table:formula="of:=[.F17]/1112" office:value-type="float" office:value="0.398820290406258" calcext:value-type="float">
            <text:p>0.40</text:p>
          </table:table-cell>
          <table:table-cell table:formula="of:=[.$J$7]/((((PI()/4)*([.A32]^2))*[.$N$2])*([.F32]^2))" office:value-type="float" office:value="0.0229433260739545" calcext:value-type="float">
            <text:p>0.023</text:p>
          </table:table-cell>
          <table:table-cell table:formula="of:=1-(SQRT((2*[.H17]))/[.$N$7])" office:value-type="float" office:value="0.89289415031392" calcext:value-type="float">
            <text:p>0.89</text:p>
          </table:table-cell>
          <table:table-cell table:formula="of:=([.J32]*0.00134102209)*1000" office:value-type="float" office:value="6.16194462796947" calcext:value-type="float">
            <text:p>6.16</text:p>
          </table:table-cell>
          <table:table-cell table:formula="of:=(([.$N$7]*[.$N$8])*([.A17]/2))/[.B17]" office:value-type="float" office:value="0.173623574282068" calcext:value-type="float">
            <text:p>0.17</text:p>
          </table:table-cell>
          <table:table-cell table:style-name="ce12" table:formula="of:=([.L32]*0.00134102209)*1000" office:value-type="float" office:value="0.485922385200259" calcext:value-type="float">
            <text:p>0.49</text:p>
          </table:table-cell>
          <table:table-cell table:formula="of:=([.M32]*0.00134102209)*1000" office:value-type="float" office:value="6.64786701316973" calcext:value-type="float">
            <text:p>6.65</text:p>
          </table:table-cell>
          <table:table-cell table:style-name="ce12" table:formula="of:=[.N32]*8.85075/12" office:value-type="float" office:value="11.3361578459953" calcext:value-type="float">
            <text:p>11.34</text:p>
          </table:table-cell>
          <table:table-cell table:style-name="ce16" table:formula="of:=[.$J$5]/([.B17]/144)" office:value-type="float" office:value="10.7330936828915" calcext:value-type="float">
            <text:p>10.73</text:p>
          </table:table-cell>
          <table:table-cell table:style-name="ce16" table:formula="of:=[.$J$5]/[.M17]" office:value-type="float" office:value="9.58954201004748" calcext:value-type="float">
            <text:p>9.59</text:p>
          </table:table-cell>
          <table:table-cell table:style-name="ce52" table:formula="of:=[.E32]/[.M32]" office:value-type="percentage" office:value="0.827628516330513" calcext:value-type="percentage">
            <text:p>82.8%</text:p>
          </table:table-cell>
          <table:table-cell/>
          <table:table-cell table:formula="of:=[.M17]*[.$J$4]" office:value-type="float" office:value="26.5914680526789" calcext:value-type="float">
            <text:p>26.59</text:p>
          </table:table-cell>
          <table:table-cell table:formula="of:=[.N17]*[.$J$4]" office:value-type="float" office:value="45.3446313839814" calcext:value-type="float">
            <text:p>45.34</text:p>
          </table:table-cell>
          <table:table-cell table:number-columns-repeated="235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PI()*(([.A18]/2)^2)" office:value-type="float" office:value="907.92027688745" calcext:value-type="float">
            <text:p>908</text:p>
          </table:table-cell>
          <table:table-cell table:formula="of:=[.C33]/0.0254/12" office:value-type="float" office:value="46.103112501333" calcext:value-type="float">
            <text:p>46.10</text:p>
          </table:table-cell>
          <table:table-cell table:formula="of:=([.D33]*35.3147)*60" office:value-type="float" office:value="17440.829213379" calcext:value-type="float">
            <text:p>17,441</text:p>
          </table:table-cell>
          <table:table-cell table:formula="of:=([.E33]*0.00134102209)*1000" office:value-type="float" office:value="5.34014183308187" calcext:value-type="float">
            <text:p>5.34</text:p>
          </table:table-cell>
          <table:table-cell table:style-name="ce24" table:formula="of:=[.F33]/0.0254/12" office:value-type="float" office:value="456.927198172116" calcext:value-type="float">
            <text:p>457</text:p>
          </table:table-cell>
          <table:table-cell table:formula="of:=[.F18]/1112" office:value-type="float" office:value="0.410905753751902" calcext:value-type="float">
            <text:p>0.41</text:p>
          </table:table-cell>
          <table:table-cell table:formula="of:=[.$J$7]/((((PI()/4)*([.A33]^2))*[.$N$2])*([.F33]^2))" office:value-type="float" office:value="0.0203608764569316" calcext:value-type="float">
            <text:p>0.020</text:p>
          </table:table-cell>
          <table:table-cell table:formula="of:=1-(SQRT((2*[.H18]))/[.$N$7])" office:value-type="float" office:value="0.899101842293995" calcext:value-type="float">
            <text:p>0.90</text:p>
          </table:table-cell>
          <table:table-cell table:formula="of:=([.J33]*0.00134102209)*1000" office:value-type="float" office:value="5.939418185883" calcext:value-type="float">
            <text:p>5.94</text:p>
          </table:table-cell>
          <table:table-cell table:formula="of:=(([.$N$7]*[.$N$8])*([.A18]/2))/[.B18]" office:value-type="float" office:value="0.168516998567889" calcext:value-type="float">
            <text:p>0.17</text:p>
          </table:table-cell>
          <table:table-cell table:style-name="ce12" table:formula="of:=([.L33]*0.00134102209)*1000" office:value-type="float" office:value="0.547553822344805" calcext:value-type="float">
            <text:p>0.55</text:p>
          </table:table-cell>
          <table:table-cell table:formula="of:=([.M33]*0.00134102209)*1000" office:value-type="float" office:value="6.48697200822781" calcext:value-type="float">
            <text:p>6.49</text:p>
          </table:table-cell>
          <table:table-cell table:style-name="ce12" table:formula="of:=[.N33]*8.85075/12" office:value-type="float" office:value="11.0617944796644" calcext:value-type="float">
            <text:p>11.06</text:p>
          </table:table-cell>
          <table:table-cell table:style-name="ce16" table:formula="of:=[.$J$5]/([.B18]/144)" office:value-type="float" office:value="10.1110199140734" calcext:value-type="float">
            <text:p>10.11</text:p>
          </table:table-cell>
          <table:table-cell table:style-name="ce16" table:formula="of:=[.$J$5]/[.M18]" office:value-type="float" office:value="9.82738940743727" calcext:value-type="float">
            <text:p>9.83</text:p>
          </table:table-cell>
          <table:table-cell table:style-name="ce52" table:formula="of:=[.E33]/[.M33]" office:value-type="percentage" office:value="0.823210247602217" calcext:value-type="percentage">
            <text:p>82.3%</text:p>
          </table:table-cell>
          <table:table-cell/>
          <table:table-cell table:formula="of:=[.M18]*[.$J$4]" office:value-type="float" office:value="25.9478880329112" calcext:value-type="float">
            <text:p>25.95</text:p>
          </table:table-cell>
          <table:table-cell table:formula="of:=[.N18]*[.$J$4]" office:value-type="float" office:value="44.2471779186575" calcext:value-type="float">
            <text:p>44.25</text:p>
          </table:table-cell>
          <table:table-cell table:number-columns-repeated="235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PI()*(([.A19]/2)^2)" office:value-type="float" office:value="962.112750161874" calcext:value-type="float">
            <text:p>962</text:p>
          </table:table-cell>
          <table:table-cell table:formula="of:=[.C34]/0.0254/12" office:value-type="float" office:value="44.7858807155806" calcext:value-type="float">
            <text:p>44.79</text:p>
          </table:table-cell>
          <table:table-cell table:formula="of:=([.D34]*35.3147)*60" office:value-type="float" office:value="17953.7947784783" calcext:value-type="float">
            <text:p>17,954</text:p>
          </table:table-cell>
          <table:table-cell table:formula="of:=([.E34]*0.00134102209)*1000" office:value-type="float" office:value="5.18756635213667" calcext:value-type="float">
            <text:p>5.19</text:p>
          </table:table-cell>
          <table:table-cell table:style-name="ce24" table:formula="of:=[.F34]/0.0254/12" office:value-type="float" office:value="470.366233412472" calcext:value-type="float">
            <text:p>470</text:p>
          </table:table-cell>
          <table:table-cell table:formula="of:=[.F19]/1112" office:value-type="float" office:value="0.422991217097547" calcext:value-type="float">
            <text:p>0.42</text:p>
          </table:table-cell>
          <table:table-cell table:formula="of:=[.$J$7]/((((PI()/4)*([.A34]^2))*[.$N$2])*([.F34]^2))" office:value-type="float" office:value="0.0181317599006748" calcext:value-type="float">
            <text:p>0.018</text:p>
          </table:table-cell>
          <table:table-cell table:formula="of:=1-(SQRT((2*[.H19]))/[.$N$7])" office:value-type="float" office:value="0.904785085462742" calcext:value-type="float">
            <text:p>0.90</text:p>
          </table:table-cell>
          <table:table-cell table:formula="of:=([.J34]*0.00134102209)*1000" office:value-type="float" office:value="5.73347907197603" calcext:value-type="float">
            <text:p>5.73</text:p>
          </table:table-cell>
          <table:table-cell table:formula="of:=(([.$N$7]*[.$N$8])*([.A19]/2))/[.B19]" office:value-type="float" office:value="0.163702227180235" calcext:value-type="float">
            <text:p>0.16</text:p>
          </table:table-cell>
          <table:table-cell table:style-name="ce12" table:formula="of:=([.L34]*0.00134102209)*1000" office:value-type="float" office:value="0.614870028687526" calcext:value-type="float">
            <text:p>0.61</text:p>
          </table:table-cell>
          <table:table-cell table:formula="of:=([.M34]*0.00134102209)*1000" office:value-type="float" office:value="6.34834910066355" calcext:value-type="float">
            <text:p>6.35</text:p>
          </table:table-cell>
          <table:table-cell table:style-name="ce12" table:formula="of:=[.N34]*8.85075/12" office:value-type="float" office:value="10.8254102141389" calcext:value-type="float">
            <text:p>10.83</text:p>
          </table:table-cell>
          <table:table-cell table:style-name="ce16" table:formula="of:=[.$J$5]/([.B19]/144)" office:value-type="float" office:value="9.54150124136228" calcext:value-type="float">
            <text:p>9.54</text:p>
          </table:table-cell>
          <table:table-cell table:style-name="ce16" table:formula="of:=[.$J$5]/[.M19]" office:value-type="float" office:value="10.0419808345664" calcext:value-type="float">
            <text:p>10.04</text:p>
          </table:table-cell>
          <table:table-cell table:style-name="ce52" table:formula="of:=[.E34]/[.M34]" office:value-type="percentage" office:value="0.817152029587416" calcext:value-type="percentage">
            <text:p>81.7%</text:p>
          </table:table-cell>
          <table:table-cell/>
          <table:table-cell table:formula="of:=[.M19]*[.$J$4]" office:value-type="float" office:value="25.3933964026542" calcext:value-type="float">
            <text:p>25.39</text:p>
          </table:table-cell>
          <table:table-cell table:formula="of:=[.N19]*[.$J$4]" office:value-type="float" office:value="43.3016408565555" calcext:value-type="float">
            <text:p>43.30</text:p>
          </table:table-cell>
          <table:table-cell table:number-columns-repeated="235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5" table:formula="of:=PI()*(([.A20]/2)^2)" office:value-type="float" office:value="1017.87601976309" calcext:value-type="float">
            <text:p>1,018</text:p>
          </table:table-cell>
          <table:table-cell table:style-name="ce19" table:formula="of:=[.C35]/0.0254/12" office:value-type="float" office:value="43.5418284734812" calcext:value-type="float">
            <text:p>43.54</text:p>
          </table:table-cell>
          <table:table-cell table:style-name="ce15" table:formula="of:=([.D35]*35.3147)*60" office:value-type="float" office:value="18466.7603435777" calcext:value-type="float">
            <text:p>18,467</text:p>
          </table:table-cell>
          <table:table-cell table:style-name="ce23" table:formula="of:=([.E35]*0.00134102209)*1000" office:value-type="float" office:value="5.04346728679954" calcext:value-type="float">
            <text:p>5.04</text:p>
          </table:table-cell>
          <table:table-cell table:style-name="ce25" table:formula="of:=[.F35]/0.0254/12" office:value-type="float" office:value="483.805268652828" calcext:value-type="float">
            <text:p>484</text:p>
          </table:table-cell>
          <table:table-cell table:style-name="ce20" table:formula="of:=[.F20]/1112" office:value-type="float" office:value="0.435076680443191" calcext:value-type="float">
            <text:p>0.44</text:p>
          </table:table-cell>
          <table:table-cell table:style-name="ce31" table:formula="of:=[.$J$7]/((((PI()/4)*([.A35]^2))*[.$N$2])*([.F35]^2))" office:value-type="float" office:value="0.0161995195336018" calcext:value-type="float">
            <text:p>0.016</text:p>
          </table:table-cell>
          <table:table-cell table:style-name="ce23" table:formula="of:=1-(SQRT((2*[.H20]))/[.$N$7])" office:value-type="float" office:value="0.91000133463878" calcext:value-type="float">
            <text:p>0.91</text:p>
          </table:table-cell>
          <table:table-cell table:style-name="ce23" table:formula="of:=([.J35]*0.00134102209)*1000" office:value-type="float" office:value="5.5422636152523" calcext:value-type="float">
            <text:p>5.54</text:p>
          </table:table-cell>
          <table:table-cell table:style-name="ce45" table:formula="of:=(([.$N$7]*[.$N$8])*([.A20]/2))/[.B20]" office:value-type="float" office:value="0.159154943091895" calcext:value-type="float">
            <text:p>0.16</text:p>
          </table:table-cell>
          <table:table-cell table:style-name="ce23" table:formula="of:=([.L35]*0.00134102209)*1000" office:value-type="float" office:value="0.68821027112305" calcext:value-type="float">
            <text:p>0.69</text:p>
          </table:table-cell>
          <table:table-cell table:style-name="ce23" table:formula="of:=([.M35]*0.00134102209)*1000" office:value-type="float" office:value="6.23047388637535" calcext:value-type="float">
            <text:p>6.23</text:p>
          </table:table-cell>
          <table:table-cell table:style-name="ce23" table:formula="of:=[.N35]*8.85075/12" office:value-type="float" office:value="10.6244055862403" calcext:value-type="float">
            <text:p>10.62</text:p>
          </table:table-cell>
          <table:table-cell table:style-name="ce51" table:formula="of:=[.$J$5]/([.B20]/144)" office:value-type="float" office:value="9.01878010854074" calcext:value-type="float">
            <text:p>9.02</text:p>
          </table:table-cell>
          <table:table-cell table:style-name="ce51" table:formula="of:=[.$J$5]/[.M20]" office:value-type="float" office:value="10.2319664864348" calcext:value-type="float">
            <text:p>10.23</text:p>
          </table:table-cell>
          <table:table-cell table:style-name="ce53" table:formula="of:=[.E35]/[.M35]" office:value-type="percentage" office:value="0.809483737317072" calcext:value-type="percentage">
            <text:p>80.9%</text:p>
          </table:table-cell>
          <table:table-cell table:style-name="ce55"/>
          <table:table-cell table:style-name="ce57" table:formula="of:=[.M20]*[.$J$4]" office:value-type="float" office:value="24.9218955455014" calcext:value-type="float">
            <text:p>24.92</text:p>
          </table:table-cell>
          <table:table-cell table:style-name="ce57" table:formula="of:=[.N20]*[.$J$4]" office:value-type="float" office:value="42.4976223449611" calcext:value-type="float">
            <text:p>42.50</text:p>
          </table:table-cell>
          <table:table-cell table:number-columns-repeated="235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PI()*(([.A21]/2)^2)" office:value-type="float" office:value="1075.21008569111" calcext:value-type="float">
            <text:p>1,075</text:p>
          </table:table-cell>
          <table:table-cell table:formula="of:=[.C36]/0.0254/12" office:value-type="float" office:value="42.3650222985222" calcext:value-type="float">
            <text:p>42.37</text:p>
          </table:table-cell>
          <table:table-cell table:formula="of:=([.D36]*35.3147)*60" office:value-type="float" office:value="18979.7259086771" calcext:value-type="float">
            <text:p>18,980</text:p>
          </table:table-cell>
          <table:table-cell table:formula="of:=([.E36]*0.00134102209)*1000" office:value-type="float" office:value="4.90715736012928" calcext:value-type="float">
            <text:p>4.91</text:p>
          </table:table-cell>
          <table:table-cell table:style-name="ce24" table:formula="of:=[.F36]/0.0254/12" office:value-type="float" office:value="497.244303893185" calcext:value-type="float">
            <text:p>497</text:p>
          </table:table-cell>
          <table:table-cell table:formula="of:=[.F21]/1112" office:value-type="float" office:value="0.447162143788835" calcext:value-type="float">
            <text:p>0.45</text:p>
          </table:table-cell>
          <table:table-cell table:formula="of:=[.$J$7]/((((PI()/4)*([.A36]^2))*[.$N$2])*([.F36]^2))" office:value-type="float" office:value="0.0145179481383671" calcext:value-type="float">
            <text:p>0.015</text:p>
          </table:table-cell>
          <table:table-cell table:formula="of:=1-(SQRT((2*[.H21]))/[.$N$7])" office:value-type="float" office:value="0.914800386918816" calcext:value-type="float">
            <text:p>0.91</text:p>
          </table:table-cell>
          <table:table-cell table:formula="of:=([.J36]*0.00134102209)*1000" office:value-type="float" office:value="5.36418373920602" calcext:value-type="float">
            <text:p>5.36</text:p>
          </table:table-cell>
          <table:table-cell table:formula="of:=(([.$N$7]*[.$N$8])*([.A21]/2))/[.B21]" office:value-type="float" office:value="0.154853458143466" calcext:value-type="float">
            <text:p>0.15</text:p>
          </table:table-cell>
          <table:table-cell table:style-name="ce12" table:formula="of:=([.L36]*0.00134102209)*1000" office:value-type="float" office:value="0.767923650369041" calcext:value-type="float">
            <text:p>0.77</text:p>
          </table:table-cell>
          <table:table-cell table:formula="of:=([.M36]*0.00134102209)*1000" office:value-type="float" office:value="6.13210738957506" calcext:value-type="float">
            <text:p>6.13</text:p>
          </table:table-cell>
          <table:table-cell table:style-name="ce12" table:formula="of:=[.N36]*8.85075/12" office:value-type="float" office:value="10.4566678543818" calcext:value-type="float">
            <text:p>10.46</text:p>
          </table:table-cell>
          <table:table-cell table:style-name="ce16" table:formula="of:=[.$J$5]/([.B21]/144)" office:value-type="float" office:value="8.53786634088298" calcext:value-type="float">
            <text:p>8.54</text:p>
          </table:table-cell>
          <table:table-cell table:style-name="ce16" table:formula="of:=[.$J$5]/[.M21]" office:value-type="float" office:value="10.3960997337357" calcext:value-type="float">
            <text:p>10.40</text:p>
          </table:table-cell>
          <table:table-cell table:style-name="ce52" table:formula="of:=[.E36]/[.M36]" office:value-type="percentage" office:value="0.800239958039831" calcext:value-type="percentage">
            <text:p>80.0%</text:p>
          </table:table-cell>
          <table:table-cell/>
          <table:table-cell table:formula="of:=[.M21]*[.$J$4]" office:value-type="float" office:value="24.5284295583002" calcext:value-type="float">
            <text:p>24.53</text:p>
          </table:table-cell>
          <table:table-cell table:formula="of:=[.N21]*[.$J$4]" office:value-type="float" office:value="41.8266714175273" calcext:value-type="float">
            <text:p>41.83</text:p>
          </table:table-cell>
          <table:table-cell table:number-columns-repeated="235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PI()*(([.A22]/2)^2)" office:value-type="float" office:value="1134.11494794592" calcext:value-type="float">
            <text:p>1,134</text:p>
          </table:table-cell>
          <table:table-cell table:formula="of:=[.C37]/0.0254/12" office:value-type="float" office:value="41.2501532906664" calcext:value-type="float">
            <text:p>41.25</text:p>
          </table:table-cell>
          <table:table-cell table:formula="of:=([.D37]*35.3147)*60" office:value-type="float" office:value="19492.6914737765" calcext:value-type="float">
            <text:p>19,493</text:p>
          </table:table-cell>
          <table:table-cell table:formula="of:=([.E37]*0.00134102209)*1000" office:value-type="float" office:value="4.77802164012588" calcext:value-type="float">
            <text:p>4.78</text:p>
          </table:table-cell>
          <table:table-cell table:style-name="ce24" table:formula="of:=[.F37]/0.0254/12" office:value-type="float" office:value="510.683339133541" calcext:value-type="float">
            <text:p>511</text:p>
          </table:table-cell>
          <table:table-cell table:formula="of:=[.F22]/1112" office:value-type="float" office:value="0.459247607134479" calcext:value-type="float">
            <text:p>0.46</text:p>
          </table:table-cell>
          <table:table-cell table:formula="of:=[.$J$7]/((((PI()/4)*([.A37]^2))*[.$N$2])*([.F37]^2))" office:value-type="float" office:value="0.013049015604234" calcext:value-type="float">
            <text:p>0.013</text:p>
          </table:table-cell>
          <table:table-cell table:formula="of:=1-(SQRT((2*[.H22]))/[.$N$7])" office:value-type="float" office:value="0.919225574578849" calcext:value-type="float">
            <text:p>0.92</text:p>
          </table:table-cell>
          <table:table-cell table:formula="of:=([.J37]*0.00134102209)*1000" office:value-type="float" office:value="5.19787718299175" calcext:value-type="float">
            <text:p>5.20</text:p>
          </table:table-cell>
          <table:table-cell table:formula="of:=(([.$N$7]*[.$N$8])*([.A22]/2))/[.B22]" office:value-type="float" office:value="0.15077836713969" calcext:value-type="float">
            <text:p>0.15</text:p>
          </table:table-cell>
          <table:table-cell table:style-name="ce12" table:formula="of:=([.L37]*0.00134102209)*1000" office:value-type="float" office:value="0.854369100966192" calcext:value-type="float">
            <text:p>0.85</text:p>
          </table:table-cell>
          <table:table-cell table:formula="of:=([.M37]*0.00134102209)*1000" office:value-type="float" office:value="6.05224628395794" calcext:value-type="float">
            <text:p>6.05</text:p>
          </table:table-cell>
          <table:table-cell table:style-name="ce12" table:formula="of:=[.N37]*8.85075/12" office:value-type="float" office:value="10.3204861140976" calcext:value-type="float">
            <text:p>10.32</text:p>
          </table:table-cell>
          <table:table-cell table:style-name="ce16" table:formula="of:=[.$J$5]/([.B22]/144)" office:value-type="float" office:value="8.09441760434127" calcext:value-type="float">
            <text:p>8.09</text:p>
          </table:table-cell>
          <table:table-cell table:style-name="ce16" table:formula="of:=[.$J$5]/[.M22]" office:value-type="float" office:value="10.5332792171686" calcext:value-type="float">
            <text:p>10.53</text:p>
          </table:table-cell>
          <table:table-cell table:style-name="ce52" table:formula="of:=[.E37]/[.M37]" office:value-type="percentage" office:value="0.789462526135211" calcext:value-type="percentage">
            <text:p>78.9%</text:p>
          </table:table-cell>
          <table:table-cell/>
          <table:table-cell table:formula="of:=[.M22]*[.$J$4]" office:value-type="float" office:value="24.2089851358318" calcext:value-type="float">
            <text:p>24.21</text:p>
          </table:table-cell>
          <table:table-cell table:formula="of:=[.N22]*[.$J$4]" office:value-type="float" office:value="41.2819444563906" calcext:value-type="float">
            <text:p>41.28</text:p>
          </table:table-cell>
          <table:table-cell table:number-columns-repeated="235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PI()*(([.A23]/2)^2)" office:value-type="float" office:value="1194.59060652752" calcext:value-type="float">
            <text:p>1,195</text:p>
          </table:table-cell>
          <table:table-cell table:formula="of:=[.C38]/0.0254/12" office:value-type="float" office:value="40.1924570524441" calcext:value-type="float">
            <text:p>40.19</text:p>
          </table:table-cell>
          <table:table-cell table:formula="of:=([.D38]*35.3147)*60" office:value-type="float" office:value="20005.6570388759" calcext:value-type="float">
            <text:p>20,006</text:p>
          </table:table-cell>
          <table:table-cell table:formula="of:=([.E38]*0.00134102209)*1000" office:value-type="float" office:value="4.65550826473804" calcext:value-type="float">
            <text:p>4.66</text:p>
          </table:table-cell>
          <table:table-cell table:style-name="ce24" table:formula="of:=[.F38]/0.0254/12" office:value-type="float" office:value="524.122374373897" calcext:value-type="float">
            <text:p>524</text:p>
          </table:table-cell>
          <table:table-cell table:formula="of:=[.F23]/1112" office:value-type="float" office:value="0.471333070480123" calcext:value-type="float">
            <text:p>0.47</text:p>
          </table:table-cell>
          <table:table-cell table:formula="of:=[.$J$7]/((((PI()/4)*([.A38]^2))*[.$N$2])*([.F38]^2))" office:value-type="float" office:value="0.0117612561552035" calcext:value-type="float">
            <text:p>0.012</text:p>
          </table:table-cell>
          <table:table-cell table:formula="of:=1-(SQRT((2*[.H23]))/[.$N$7])" office:value-type="float" office:value="0.923314746674463" calcext:value-type="float">
            <text:p>0.92</text:p>
          </table:table-cell>
          <table:table-cell table:formula="of:=([.J38]*0.00134102209)*1000" office:value-type="float" office:value="5.04216821133417" calcext:value-type="float">
            <text:p>5.04</text:p>
          </table:table-cell>
          <table:table-cell table:formula="of:=(([.$N$7]*[.$N$8])*([.A23]/2))/[.B23]" office:value-type="float" office:value="0.14691225516175" calcext:value-type="float">
            <text:p>0.15</text:p>
          </table:table-cell>
          <table:table-cell table:style-name="ce12" table:formula="of:=([.L38]*0.00134102209)*1000" office:value-type="float" office:value="0.947915391278233" calcext:value-type="float">
            <text:p>0.95</text:p>
          </table:table-cell>
          <table:table-cell table:formula="of:=([.M38]*0.00134102209)*1000" office:value-type="float" office:value="5.9900836026124" calcext:value-type="float">
            <text:p>5.99</text:p>
          </table:table-cell>
          <table:table-cell table:style-name="ce12" table:formula="of:=[.N38]*8.85075/12" office:value-type="float" office:value="10.2144842993099" calcext:value-type="float">
            <text:p>10.21</text:p>
          </table:table-cell>
          <table:table-cell table:style-name="ce16" table:formula="of:=[.$J$5]/([.B23]/144)" office:value-type="float" office:value="7.68464103922998" calcext:value-type="float">
            <text:p>7.68</text:p>
          </table:table-cell>
          <table:table-cell table:style-name="ce16" table:formula="of:=[.$J$5]/[.M23]" office:value-type="float" office:value="10.6425893575504" calcext:value-type="float">
            <text:p>10.64</text:p>
          </table:table-cell>
          <table:table-cell table:style-name="ce52" table:formula="of:=[.E38]/[.M38]" office:value-type="percentage" office:value="0.777202552349632" calcext:value-type="percentage">
            <text:p>77.7%</text:p>
          </table:table-cell>
          <table:table-cell/>
          <table:table-cell table:formula="of:=[.M23]*[.$J$4]" office:value-type="float" office:value="23.9603344104496" calcext:value-type="float">
            <text:p>23.96</text:p>
          </table:table-cell>
          <table:table-cell table:formula="of:=[.N23]*[.$J$4]" office:value-type="float" office:value="40.8579371972397" calcext:value-type="float">
            <text:p>40.86</text:p>
          </table:table-cell>
          <table:table-cell table:number-columns-repeated="235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5" table:formula="of:=PI()*(([.A24]/2)^2)" office:value-type="float" office:value="1256.63706143592" calcext:value-type="float">
            <text:p>1,257</text:p>
          </table:table-cell>
          <table:table-cell table:style-name="ce20" table:formula="of:=[.C39]/0.0254/12" office:value-type="float" office:value="39.187645626133" calcext:value-type="float">
            <text:p>39.19</text:p>
          </table:table-cell>
          <table:table-cell table:style-name="ce15" table:formula="of:=([.D39]*35.3147)*60" office:value-type="float" office:value="20518.6226039752" calcext:value-type="float">
            <text:p>20,519</text:p>
          </table:table-cell>
          <table:table-cell table:style-name="ce23" table:formula="of:=([.E39]*0.00134102209)*1000" office:value-type="float" office:value="4.53912055811959" calcext:value-type="float">
            <text:p>4.54</text:p>
          </table:table-cell>
          <table:table-cell table:style-name="ce26" table:formula="of:=[.F39]/0.0254/12" office:value-type="float" office:value="537.561409614253" calcext:value-type="float">
            <text:p>538</text:p>
          </table:table-cell>
          <table:table-cell table:style-name="ce20" table:formula="of:=[.F24]/1112" office:value-type="float" office:value="0.483418533825767" calcext:value-type="float">
            <text:p>0.48</text:p>
          </table:table-cell>
          <table:table-cell table:style-name="ce31" table:formula="of:=[.$J$7]/((((PI()/4)*([.A39]^2))*[.$N$2])*([.F39]^2))" office:value-type="float" office:value="0.0106285047659962" calcext:value-type="float">
            <text:p>0.011</text:p>
          </table:table-cell>
          <table:table-cell table:style-name="ce23" table:formula="of:=1-(SQRT((2*[.H24]))/[.$N$7])" office:value-type="float" office:value="0.927101081057412" calcext:value-type="float">
            <text:p>0.93</text:p>
          </table:table-cell>
          <table:table-cell table:style-name="ce23" table:formula="of:=([.J39]*0.00134102209)*1000" office:value-type="float" office:value="4.89603631239698" calcext:value-type="float">
            <text:p>4.90</text:p>
          </table:table-cell>
          <table:table-cell table:style-name="ce45" table:formula="of:=(([.$N$7]*[.$N$8])*([.A24]/2))/[.B24]" office:value-type="float" office:value="0.143239448782706" calcext:value-type="float">
            <text:p>0.14</text:p>
          </table:table-cell>
          <table:table-cell table:style-name="ce23" table:formula="of:=([.L39]*0.00134102209)*1000" office:value-type="float" office:value="1.04894112349192" calcext:value-type="float">
            <text:p>1.05</text:p>
          </table:table-cell>
          <table:table-cell table:style-name="ce23" table:formula="of:=([.M39]*0.00134102209)*1000" office:value-type="float" office:value="5.9449774358889" calcext:value-type="float">
            <text:p>5.94</text:p>
          </table:table-cell>
          <table:table-cell table:style-name="ce23" table:formula="of:=[.N39]*8.85075/12" office:value-type="float" office:value="10.1375678049227" calcext:value-type="float">
            <text:p>10.14</text:p>
          </table:table-cell>
          <table:table-cell table:style-name="ce51" table:formula="of:=[.$J$5]/([.B24]/144)" office:value-type="float" office:value="7.305211887918" calcext:value-type="float">
            <text:p>7.31</text:p>
          </table:table-cell>
          <table:table-cell table:style-name="ce51" table:formula="of:=[.$J$5]/[.M24]" office:value-type="float" office:value="10.7233375883231" calcext:value-type="float">
            <text:p>10.72</text:p>
          </table:table-cell>
          <table:table-cell table:style-name="ce54" table:formula="of:=[.E39]/[.M39]" office:value-type="percentage" office:value="0.76352191527551" calcext:value-type="percentage">
            <text:p>76.4%</text:p>
          </table:table-cell>
          <table:table-cell table:style-name="ce55"/>
          <table:table-cell table:style-name="ce57" table:formula="of:=[.M24]*[.$J$4]" office:value-type="float" office:value="23.7799097435556" calcext:value-type="float">
            <text:p>23.78</text:p>
          </table:table-cell>
          <table:table-cell table:style-name="ce57" table:formula="of:=[.N24]*[.$J$4]" office:value-type="float" office:value="40.5502712196909" calcext:value-type="float">
            <text:p>40.55</text:p>
          </table:table-cell>
          <table:table-cell table:number-columns-repeated="235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PI()*(([.A25]/2)^2)" office:value-type="float" office:value="1320.25431267111" calcext:value-type="float">
            <text:p>1,320</text:p>
          </table:table-cell>
          <table:table-cell table:formula="of:=[.C40]/0.0254/12" office:value-type="float" office:value="38.2318493913493" calcext:value-type="float">
            <text:p>38.23</text:p>
          </table:table-cell>
          <table:table-cell table:formula="of:=([.D40]*35.3147)*60" office:value-type="float" office:value="21031.5881690746" calcext:value-type="float">
            <text:p>21,032</text:p>
          </table:table-cell>
          <table:table-cell table:formula="of:=([.E40]*0.00134102209)*1000" office:value-type="float" office:value="4.42841030060448" calcext:value-type="float">
            <text:p>4.43</text:p>
          </table:table-cell>
          <table:table-cell table:style-name="ce24" table:formula="of:=[.F40]/0.0254/12" office:value-type="float" office:value="551.00044485461" calcext:value-type="float">
            <text:p>551</text:p>
          </table:table-cell>
          <table:table-cell table:formula="of:=[.F25]/1112" office:value-type="float" office:value="0.495503997171412" calcext:value-type="float">
            <text:p>0.50</text:p>
          </table:table-cell>
          <table:table-cell table:formula="of:=[.$J$7]/((((PI()/4)*([.A40]^2))*[.$N$2])*([.F40]^2))" office:value-type="float" office:value="0.00962890074601148" calcext:value-type="float">
            <text:p>0.010</text:p>
          </table:table-cell>
          <table:table-cell table:formula="of:=1-(SQRT((2*[.H25]))/[.$N$7])" office:value-type="float" office:value="0.930613759483557" calcext:value-type="float">
            <text:p>0.93</text:p>
          </table:table-cell>
          <table:table-cell table:formula="of:=([.J40]*0.00134102209)*1000" office:value-type="float" office:value="4.75859104325087" calcext:value-type="float">
            <text:p>4.76</text:p>
          </table:table-cell>
          <table:table-cell table:formula="of:=(([.$N$7]*[.$N$8])*([.A25]/2))/[.B25]" office:value-type="float" office:value="0.139745803690445" calcext:value-type="float">
            <text:p>0.14</text:p>
          </table:table-cell>
          <table:table-cell table:style-name="ce12" table:formula="of:=([.L40]*0.00134102209)*1000" office:value-type="float" office:value="1.15783473361705" calcext:value-type="float">
            <text:p>1.16</text:p>
          </table:table-cell>
          <table:table-cell table:formula="of:=([.M40]*0.00134102209)*1000" office:value-type="float" office:value="5.91642577686793" calcext:value-type="float">
            <text:p>5.92</text:p>
          </table:table-cell>
          <table:table-cell table:style-name="ce12" table:formula="of:=[.N40]*8.85075/12" office:value-type="float" office:value="10.0888805925002" calcext:value-type="float">
            <text:p>10.09</text:p>
          </table:table-cell>
          <table:table-cell table:style-name="ce16" table:formula="of:=[.$J$5]/([.B25]/144)" office:value-type="float" office:value="6.95320584215871" calcext:value-type="float">
            <text:p>6.95</text:p>
          </table:table-cell>
          <table:table-cell table:style-name="ce16" table:formula="of:=[.$J$5]/[.M25]" office:value-type="float" office:value="10.7750865817078" calcext:value-type="float">
            <text:p>10.78</text:p>
          </table:table-cell>
          <table:table-cell table:style-name="ce52" table:formula="of:=[.E40]/[.M40]" office:value-type="percentage" office:value="0.748494186797491" calcext:value-type="percentage">
            <text:p>74.8%</text:p>
          </table:table-cell>
          <table:table-cell/>
          <table:table-cell table:formula="of:=[.M25]*[.$J$4]" office:value-type="float" office:value="23.6657031074717" calcext:value-type="float">
            <text:p>23.67</text:p>
          </table:table-cell>
          <table:table-cell table:formula="of:=[.N25]*[.$J$4]" office:value-type="float" office:value="40.3555223700008" calcext:value-type="float">
            <text:p>40.36</text:p>
          </table:table-cell>
          <table:table-cell table:number-columns-repeated="235"/>
        </table:table-row>
        <table:table-row table:style-name="ro2">
          <table:table-cell table:number-columns-repeated="5"/>
          <table:table-cell table:style-name="ce24" table:number-columns-repeated="2"/>
          <table:table-cell table:number-columns-repeated="4"/>
          <table:table-cell table:style-name="ce12"/>
          <table:table-cell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235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235"/>
        </table:table-row>
        <table:table-row table:style-name="ro2">
          <table:table-cell table:style-name="ce12" table:formula="of:=[.A14]*0.0254" office:value-type="float" office:value="0.762" calcext:value-type="float">
            <text:p>0.76</text:p>
          </table:table-cell>
          <table:table-cell table:style-name="ce16" table:formula="of:=[.B14]*0.00064516" office:value-type="float" office:value="0.456036731187748" calcext:value-type="float">
            <text:p>0.46</text:p>
          </table:table-cell>
          <table:table-cell table:style-name="ce12" table:formula="of:=SQRT(((([.$J$7]/[.B29])*1)/(2*[.$N$2])))" office:value-type="float" office:value="15.9258591824605" calcext:value-type="float">
            <text:p>15.93</text:p>
          </table:table-cell>
          <table:table-cell table:style-name="ce21" table:formula="of:=[.C29]*[.B29]" office:value-type="float" office:value="7.26277676292565" calcext:value-type="float">
            <text:p>7.26</text:p>
          </table:table-cell>
          <table:table-cell table:style-name="ce16" table:formula="of:=([.$J$7]*[.C29])/1000" office:value-type="float" office:value="4.51309548835206" calcext:value-type="float">
            <text:p>4.51</text:p>
          </table:table-cell>
          <table:table-cell table:style-name="ce27" table:formula="of:=([.A29]/2)*[.$J$10]" office:value-type="float" office:value="122.886538237818" calcext:value-type="float">
            <text:p>123</text:p>
          </table:table-cell>
          <table:table-cell table:formula="of:=[.G14]" office:value-type="float" office:value="0.362563900369326" calcext:value-type="float">
            <text:p>0.36</text:p>
          </table:table-cell>
          <table:table-cell table:formula="of:=[.H14]" office:value-type="float" office:value="0.0335913237048767" calcext:value-type="float">
            <text:p>0.034</text:p>
          </table:table-cell>
          <table:table-cell table:formula="of:=[.I14]" office:value-type="float" office:value="0.870401921879843" calcext:value-type="float">
            <text:p>0.87</text:p>
          </table:table-cell>
          <table:table-cell table:style-name="ce16" table:formula="of:=[.E29]/[.I14]" office:value-type="float" office:value="5.18507068390307" calcext:value-type="float">
            <text:p>5.19</text:p>
          </table:table-cell>
          <table:table-cell table:formula="of:=[.K14]" office:value-type="float" office:value="0.190985931710274" calcext:value-type="float">
            <text:p>0.19</text:p>
          </table:table-cell>
          <table:table-cell table:style-name="ce16" table:formula="of:=((((([.$N$6]*[.K14])*[.$N$2])*[.B29])*([.F29]^3))/8)/1000" office:value-type="float" office:value="0.247491469253028" calcext:value-type="float">
            <text:p>0.25</text:p>
          </table:table-cell>
          <table:table-cell table:style-name="ce16" table:formula="of:=[.J29]+[.L29]" office:value-type="float" office:value="5.43256215315609" calcext:value-type="float">
            <text:p>5.43</text:p>
          </table:table-cell>
          <table:table-cell table:formula="of:=([.M29]*1000)/[.$J$10]" office:value-type="float" office:value="16.8432296167937" calcext:value-type="float">
            <text:p>16.84</text:p>
          </table:table-cell>
          <table:table-cell table:number-columns-repeated="4"/>
          <table:table-cell table:formula="of:=[.M29]*[.$J$4]" office:value-type="float" office:value="21.7302486126244" calcext:value-type="float">
            <text:p>21.73</text:p>
          </table:table-cell>
          <table:table-cell table:formula="of:=[.N29]*[.$J$4]" office:value-type="float" office:value="67.3729184671747" calcext:value-type="float">
            <text:p>67.37</text:p>
          </table:table-cell>
          <table:table-cell table:number-columns-repeated="235"/>
        </table:table-row>
        <table:table-row table:style-name="ro2">
          <table:table-cell table:style-name="ce12" table:formula="of:=[.A15]*0.0254" office:value-type="float" office:value="0.7874" calcext:value-type="float">
            <text:p>0.79</text:p>
          </table:table-cell>
          <table:table-cell table:style-name="ce16" table:formula="of:=[.B15]*0.00064516" office:value-type="float" office:value="0.486945887412695" calcext:value-type="float">
            <text:p>0.49</text:p>
          </table:table-cell>
          <table:table-cell table:style-name="ce12" table:formula="of:=SQRT(((([.$J$7]/[.B30])*1)/(2*[.$N$2])))" office:value-type="float" office:value="15.4121217894779" calcext:value-type="float">
            <text:p>15.41</text:p>
          </table:table-cell>
          <table:table-cell table:style-name="ce21" table:formula="of:=[.C30]*[.B30]" office:value-type="float" office:value="7.50486932168984" calcext:value-type="float">
            <text:p>7.50</text:p>
          </table:table-cell>
          <table:table-cell table:style-name="ce16" table:formula="of:=([.$J$7]*[.C30])/1000" office:value-type="float" office:value="4.36751176292135" calcext:value-type="float">
            <text:p>4.37</text:p>
          </table:table-cell>
          <table:table-cell table:style-name="ce27" table:formula="of:=([.A30]/2)*[.$J$10]" office:value-type="float" office:value="126.982756179079" calcext:value-type="float">
            <text:p>127</text:p>
          </table:table-cell>
          <table:table-cell table:formula="of:=[.G15]" office:value-type="float" office:value="0.37464936371497" calcext:value-type="float">
            <text:p>0.37</text:p>
          </table:table-cell>
          <table:table-cell table:formula="of:=[.H15]" office:value-type="float" office:value="0.0294622127715018" calcext:value-type="float">
            <text:p>0.029</text:p>
          </table:table-cell>
          <table:table-cell table:formula="of:=[.I15]" office:value-type="float" office:value="0.878628230688718" calcext:value-type="float">
            <text:p>0.88</text:p>
          </table:table-cell>
          <table:table-cell table:style-name="ce16" table:formula="of:=[.E30]/[.I15]" office:value-type="float" office:value="4.97083022189925" calcext:value-type="float">
            <text:p>4.97</text:p>
          </table:table-cell>
          <table:table-cell table:formula="of:=[.K15]" office:value-type="float" office:value="0.184825095203491" calcext:value-type="float">
            <text:p>0.18</text:p>
          </table:table-cell>
          <table:table-cell table:style-name="ce16" table:formula="of:=((((([.$N$6]*[.K15])*[.$N$2])*[.B30])*([.F30]^3))/8)/1000" office:value-type="float" office:value="0.282177245896328" calcext:value-type="float">
            <text:p>0.28</text:p>
          </table:table-cell>
          <table:table-cell table:style-name="ce16" table:formula="of:=[.J30]+[.L30]" office:value-type="float" office:value="5.25300746779558" calcext:value-type="float">
            <text:p>5.25</text:p>
          </table:table-cell>
          <table:table-cell table:formula="of:=([.M30]*1000)/[.$J$10]" office:value-type="float" office:value="16.2865345051618" calcext:value-type="float">
            <text:p>16.29</text:p>
          </table:table-cell>
          <table:table-cell table:number-columns-repeated="4"/>
          <table:table-cell table:formula="of:=[.M30]*[.$J$4]" office:value-type="float" office:value="21.0120298711823" calcext:value-type="float">
            <text:p>21.01</text:p>
          </table:table-cell>
          <table:table-cell table:formula="of:=[.N30]*[.$J$4]" office:value-type="float" office:value="65.1461380206472" calcext:value-type="float">
            <text:p>65.15</text:p>
          </table:table-cell>
          <table:table-cell table:number-columns-repeated="235"/>
        </table:table-row>
        <table:table-row table:style-name="ro2">
          <table:table-cell table:style-name="ce12" table:formula="of:=[.A16]*0.0254" office:value-type="float" office:value="0.8128" calcext:value-type="float">
            <text:p>0.81</text:p>
          </table:table-cell>
          <table:table-cell table:style-name="ce16" table:formula="of:=[.B16]*0.00064516" office:value-type="float" office:value="0.518868458595838" calcext:value-type="float">
            <text:p>0.52</text:p>
          </table:table-cell>
          <table:table-cell table:style-name="ce12" table:formula="of:=SQRT(((([.$J$7]/[.B31])*1)/(2*[.$N$2])))" office:value-type="float" office:value="14.9304929835567" calcext:value-type="float">
            <text:p>14.93</text:p>
          </table:table-cell>
          <table:table-cell table:style-name="ce21" table:formula="of:=[.C31]*[.B31]" office:value-type="float" office:value="7.74696188045403" calcext:value-type="float">
            <text:p>7.75</text:p>
          </table:table-cell>
          <table:table-cell table:style-name="ce16" table:formula="of:=([.$J$7]*[.C31])/1000" office:value-type="float" office:value="4.23102702033006" calcext:value-type="float">
            <text:p>4.23</text:p>
          </table:table-cell>
          <table:table-cell table:style-name="ce27" table:formula="of:=([.A31]/2)*[.$J$10]" office:value-type="float" office:value="131.07897412034" calcext:value-type="float">
            <text:p>131</text:p>
          </table:table-cell>
          <table:table-cell table:formula="of:=[.G16]" office:value-type="float" office:value="0.386734827060614" calcext:value-type="float">
            <text:p>0.39</text:p>
          </table:table-cell>
          <table:table-cell table:formula="of:=[.H16]" office:value-type="float" office:value="0.0259484979638578" calcext:value-type="float">
            <text:p>0.026</text:p>
          </table:table-cell>
          <table:table-cell table:formula="of:=[.I16]" office:value-type="float" office:value="0.886095439152206" calcext:value-type="float">
            <text:p>0.89</text:p>
          </table:table-cell>
          <table:table-cell table:style-name="ce16" table:formula="of:=[.E31]/[.I16]" office:value-type="float" office:value="4.77491118155195" calcext:value-type="float">
            <text:p>4.77</text:p>
          </table:table-cell>
          <table:table-cell table:formula="of:=[.K16]" office:value-type="float" office:value="0.179049310978382" calcext:value-type="float">
            <text:p>0.18</text:p>
          </table:table-cell>
          <table:table-cell table:style-name="ce16" table:formula="of:=((((([.$N$6]*[.K16])*[.$N$2])*[.B31])*([.F31]^3))/8)/1000" office:value-type="float" office:value="0.320387178843781" calcext:value-type="float">
            <text:p>0.32</text:p>
          </table:table-cell>
          <table:table-cell table:style-name="ce16" table:formula="of:=[.J31]+[.L31]" office:value-type="float" office:value="5.09529836039573" calcext:value-type="float">
            <text:p>5.10</text:p>
          </table:table-cell>
          <table:table-cell table:formula="of:=([.M31]*1000)/[.$J$10]" office:value-type="float" office:value="15.7975698815262" calcext:value-type="float">
            <text:p>15.80</text:p>
          </table:table-cell>
          <table:table-cell table:number-columns-repeated="4"/>
          <table:table-cell table:formula="of:=[.M31]*[.$J$4]" office:value-type="float" office:value="20.3811934415829" calcext:value-type="float">
            <text:p>20.38</text:p>
          </table:table-cell>
          <table:table-cell table:formula="of:=[.N31]*[.$J$4]" office:value-type="float" office:value="63.1902795261047" calcext:value-type="float">
            <text:p>63.19</text:p>
          </table:table-cell>
          <table:table-cell table:number-columns-repeated="235"/>
        </table:table-row>
        <table:table-row table:style-name="ro2">
          <table:table-cell table:style-name="ce12" table:formula="of:=[.A17]*0.0254" office:value-type="float" office:value="0.8382" calcext:value-type="float">
            <text:p>0.84</text:p>
          </table:table-cell>
          <table:table-cell table:style-name="ce16" table:formula="of:=[.B17]*0.00064516" office:value-type="float" office:value="0.551804444737175" calcext:value-type="float">
            <text:p>0.55</text:p>
          </table:table-cell>
          <table:table-cell table:style-name="ce12" table:formula="of:=SQRT(((([.$J$7]/[.B32])*1)/(2*[.$N$2])))" office:value-type="float" office:value="14.4780538022368" calcext:value-type="float">
            <text:p>14.48</text:p>
          </table:table-cell>
          <table:table-cell table:style-name="ce21" table:formula="of:=[.C32]*[.B32]" office:value-type="float" office:value="7.98905443921822" calcext:value-type="float">
            <text:p>7.99</text:p>
          </table:table-cell>
          <table:table-cell table:style-name="ce16" table:formula="of:=([.$J$7]*[.C32])/1000" office:value-type="float" office:value="4.10281408032005" calcext:value-type="float">
            <text:p>4.10</text:p>
          </table:table-cell>
          <table:table-cell table:style-name="ce27" table:formula="of:=([.A32]/2)*[.$J$10]" office:value-type="float" office:value="135.1751920616" calcext:value-type="float">
            <text:p>135</text:p>
          </table:table-cell>
          <table:table-cell table:formula="of:=[.G17]" office:value-type="float" office:value="0.398820290406258" calcext:value-type="float">
            <text:p>0.40</text:p>
          </table:table-cell>
          <table:table-cell table:formula="of:=[.H17]" office:value-type="float" office:value="0.0229433260739545" calcext:value-type="float">
            <text:p>0.023</text:p>
          </table:table-cell>
          <table:table-cell table:formula="of:=[.I17]" office:value-type="float" office:value="0.89289415031392" calcext:value-type="float">
            <text:p>0.89</text:p>
          </table:table-cell>
          <table:table-cell table:style-name="ce16" table:formula="of:=[.E32]/[.I17]" office:value-type="float" office:value="4.59496131638628" calcext:value-type="float">
            <text:p>4.59</text:p>
          </table:table-cell>
          <table:table-cell table:formula="of:=[.K17]" office:value-type="float" office:value="0.173623574282068" calcext:value-type="float">
            <text:p>0.17</text:p>
          </table:table-cell>
          <table:table-cell table:style-name="ce16" table:formula="of:=((((([.$N$6]*[.K17])*[.$N$2])*[.B32])*([.F32]^3))/8)/1000" office:value-type="float" office:value="0.362352260133358" calcext:value-type="float">
            <text:p>0.36</text:p>
          </table:table-cell>
          <table:table-cell table:style-name="ce16" table:formula="of:=[.J32]+[.L32]" office:value-type="float" office:value="4.95731357651963" calcext:value-type="float">
            <text:p>4.96</text:p>
          </table:table-cell>
          <table:table-cell table:formula="of:=([.M32]*1000)/[.$J$10]" office:value-type="float" office:value="15.3697589641493" calcext:value-type="float">
            <text:p>15.37</text:p>
          </table:table-cell>
          <table:table-cell table:number-columns-repeated="4"/>
          <table:table-cell table:formula="of:=[.M32]*[.$J$4]" office:value-type="float" office:value="19.8292543060785" calcext:value-type="float">
            <text:p>19.83</text:p>
          </table:table-cell>
          <table:table-cell table:formula="of:=[.N32]*[.$J$4]" office:value-type="float" office:value="61.4790358565971" calcext:value-type="float">
            <text:p>61.48</text:p>
          </table:table-cell>
          <table:table-cell table:number-columns-repeated="235"/>
        </table:table-row>
        <table:table-row table:style-name="ro2">
          <table:table-cell table:style-name="ce12" table:formula="of:=[.A18]*0.0254" office:value-type="float" office:value="0.8636" calcext:value-type="float">
            <text:p>0.86</text:p>
          </table:table-cell>
          <table:table-cell table:style-name="ce16" table:formula="of:=[.B18]*0.00064516" office:value-type="float" office:value="0.585753845836707" calcext:value-type="float">
            <text:p>0.59</text:p>
          </table:table-cell>
          <table:table-cell table:style-name="ce12" table:formula="of:=SQRT(((([.$J$7]/[.B33])*1)/(2*[.$N$2])))" office:value-type="float" office:value="14.0522286904063" calcext:value-type="float">
            <text:p>14.05</text:p>
          </table:table-cell>
          <table:table-cell table:style-name="ce21" table:formula="of:=[.C33]*[.B33]" office:value-type="float" office:value="8.23114699798241" calcext:value-type="float">
            <text:p>8.23</text:p>
          </table:table-cell>
          <table:table-cell table:style-name="ce16" table:formula="of:=([.$J$7]*[.C33])/1000" office:value-type="float" office:value="3.9821430779577" calcext:value-type="float">
            <text:p>3.98</text:p>
          </table:table-cell>
          <table:table-cell table:style-name="ce27" table:formula="of:=([.A33]/2)*[.$J$10]" office:value-type="float" office:value="139.271410002861" calcext:value-type="float">
            <text:p>139</text:p>
          </table:table-cell>
          <table:table-cell table:formula="of:=[.G18]" office:value-type="float" office:value="0.410905753751902" calcext:value-type="float">
            <text:p>0.41</text:p>
          </table:table-cell>
          <table:table-cell table:formula="of:=[.H18]" office:value-type="float" office:value="0.0203608764569316" calcext:value-type="float">
            <text:p>0.020</text:p>
          </table:table-cell>
          <table:table-cell table:formula="of:=[.I18]" office:value-type="float" office:value="0.899101842293995" calcext:value-type="float">
            <text:p>0.90</text:p>
          </table:table-cell>
          <table:table-cell table:style-name="ce16" table:formula="of:=[.E33]/[.I18]" office:value-type="float" office:value="4.42902337714885" calcext:value-type="float">
            <text:p>4.43</text:p>
          </table:table-cell>
          <table:table-cell table:formula="of:=[.K18]" office:value-type="float" office:value="0.168516998567889" calcext:value-type="float">
            <text:p>0.17</text:p>
          </table:table-cell>
          <table:table-cell table:style-name="ce16" table:formula="of:=((((([.$N$6]*[.K18])*[.$N$2])*[.B33])*([.F33]^3))/8)/1000" office:value-type="float" office:value="0.408310814883597" calcext:value-type="float">
            <text:p>0.41</text:p>
          </table:table-cell>
          <table:table-cell table:style-name="ce16" table:formula="of:=[.J33]+[.L33]" office:value-type="float" office:value="4.83733419203244" calcext:value-type="float">
            <text:p>4.84</text:p>
          </table:table-cell>
          <table:table-cell table:formula="of:=([.M33]*1000)/[.$J$10]" office:value-type="float" office:value="14.9977723645988" calcext:value-type="float">
            <text:p>15.00</text:p>
          </table:table-cell>
          <table:table-cell table:number-columns-repeated="4"/>
          <table:table-cell table:formula="of:=[.M33]*[.$J$4]" office:value-type="float" office:value="19.3493367681298" calcext:value-type="float">
            <text:p>19.35</text:p>
          </table:table-cell>
          <table:table-cell table:formula="of:=[.N33]*[.$J$4]" office:value-type="float" office:value="59.991089458395" calcext:value-type="float">
            <text:p>59.99</text:p>
          </table:table-cell>
          <table:table-cell table:number-columns-repeated="235"/>
        </table:table-row>
        <table:table-row table:style-name="ro2">
          <table:table-cell table:style-name="ce12" table:formula="of:=[.A19]*0.0254" office:value-type="float" office:value="0.889" calcext:value-type="float">
            <text:p>0.89</text:p>
          </table:table-cell>
          <table:table-cell table:style-name="ce16" table:formula="of:=[.B19]*0.00064516" office:value-type="float" office:value="0.620716661894435" calcext:value-type="float">
            <text:p>0.62</text:p>
          </table:table-cell>
          <table:table-cell table:style-name="ce12" table:formula="of:=SQRT(((([.$J$7]/[.B34])*1)/(2*[.$N$2])))" office:value-type="float" office:value="13.650736442109" calcext:value-type="float">
            <text:p>13.65</text:p>
          </table:table-cell>
          <table:table-cell table:style-name="ce21" table:formula="of:=[.C34]*[.B34]" office:value-type="float" office:value="8.4732395567466" calcext:value-type="float">
            <text:p>8.47</text:p>
          </table:table-cell>
          <table:table-cell table:style-name="ce16" table:formula="of:=([.$J$7]*[.C34])/1000" office:value-type="float" office:value="3.86836756144462" calcext:value-type="float">
            <text:p>3.87</text:p>
          </table:table-cell>
          <table:table-cell table:style-name="ce27" table:formula="of:=([.A34]/2)*[.$J$10]" office:value-type="float" office:value="143.367627944121" calcext:value-type="float">
            <text:p>143</text:p>
          </table:table-cell>
          <table:table-cell table:formula="of:=[.G19]" office:value-type="float" office:value="0.422991217097547" calcext:value-type="float">
            <text:p>0.42</text:p>
          </table:table-cell>
          <table:table-cell table:formula="of:=[.H19]" office:value-type="float" office:value="0.0181317599006748" calcext:value-type="float">
            <text:p>0.018</text:p>
          </table:table-cell>
          <table:table-cell table:formula="of:=[.I19]" office:value-type="float" office:value="0.904785085462742" calcext:value-type="float">
            <text:p>0.90</text:p>
          </table:table-cell>
          <table:table-cell table:style-name="ce16" table:formula="of:=[.E34]/[.I19]" office:value-type="float" office:value="4.27545460640102" calcext:value-type="float">
            <text:p>4.28</text:p>
          </table:table-cell>
          <table:table-cell table:formula="of:=[.K19]" office:value-type="float" office:value="0.163702227180235" calcext:value-type="float">
            <text:p>0.16</text:p>
          </table:table-cell>
          <table:table-cell table:style-name="ce16" table:formula="of:=((((([.$N$6]*[.K19])*[.$N$2])*[.B34])*([.F34]^3))/8)/1000" office:value-type="float" office:value="0.458508501293611" calcext:value-type="float">
            <text:p>0.46</text:p>
          </table:table-cell>
          <table:table-cell table:style-name="ce16" table:formula="of:=[.J34]+[.L34]" office:value-type="float" office:value="4.73396310769463" calcext:value-type="float">
            <text:p>4.73</text:p>
          </table:table-cell>
          <table:table-cell table:formula="of:=([.M34]*1000)/[.$J$10]" office:value-type="float" office:value="14.6772784870962" calcext:value-type="float">
            <text:p>14.68</text:p>
          </table:table-cell>
          <table:table-cell table:number-columns-repeated="4"/>
          <table:table-cell table:formula="of:=[.M34]*[.$J$4]" office:value-type="float" office:value="18.9358524307785" calcext:value-type="float">
            <text:p>18.94</text:p>
          </table:table-cell>
          <table:table-cell table:formula="of:=[.N34]*[.$J$4]" office:value-type="float" office:value="58.7091139483848" calcext:value-type="float">
            <text:p>58.71</text:p>
          </table:table-cell>
          <table:table-cell table:number-columns-repeated="235"/>
        </table:table-row>
        <table:table-row table:style-name="ro2">
          <table:table-cell table:style-name="ce13" table:formula="of:=[.A20]*0.0254" office:value-type="float" office:value="0.9144" calcext:value-type="float">
            <text:p>0.91</text:p>
          </table:table-cell>
          <table:table-cell table:style-name="ce17" table:formula="of:=[.B20]*0.00064516" office:value-type="float" office:value="0.656692892910357" calcext:value-type="float">
            <text:p>0.66</text:p>
          </table:table-cell>
          <table:table-cell table:style-name="ce13" table:formula="of:=SQRT(((([.$J$7]/[.B35])*1)/(2*[.$N$2])))" office:value-type="float" office:value="13.2715493187171" calcext:value-type="float">
            <text:p>13.27</text:p>
          </table:table-cell>
          <table:table-cell table:style-name="ce22" table:formula="of:=[.C35]*[.B35]" office:value-type="float" office:value="8.71533211551078" calcext:value-type="float">
            <text:p>8.72</text:p>
          </table:table-cell>
          <table:table-cell table:style-name="ce17" table:formula="of:=([.$J$7]*[.C35])/1000" office:value-type="float" office:value="3.76091290696005" calcext:value-type="float">
            <text:p>3.76</text:p>
          </table:table-cell>
          <table:table-cell table:style-name="ce28" table:formula="of:=([.A35]/2)*[.$J$10]" office:value-type="float" office:value="147.463845885382" calcext:value-type="float">
            <text:p>147</text:p>
          </table:table-cell>
          <table:table-cell table:style-name="ce29" table:formula="of:=[.G20]" office:value-type="float" office:value="0.435076680443191" calcext:value-type="float">
            <text:p>0.44</text:p>
          </table:table-cell>
          <table:table-cell table:style-name="ce32" table:formula="of:=[.H20]" office:value-type="float" office:value="0.0161995195336018" calcext:value-type="float">
            <text:p>0.016</text:p>
          </table:table-cell>
          <table:table-cell table:style-name="ce13" table:formula="of:=[.I20]" office:value-type="float" office:value="0.91000133463878" calcext:value-type="float">
            <text:p>0.91</text:p>
          </table:table-cell>
          <table:table-cell table:style-name="ce17" table:formula="of:=[.E35]/[.I20]" office:value-type="float" office:value="4.13286526492065" calcext:value-type="float">
            <text:p>4.13</text:p>
          </table:table-cell>
          <table:table-cell table:style-name="ce22" table:formula="of:=[.K20]" office:value-type="float" office:value="0.159154943091895" calcext:value-type="float">
            <text:p>0.16</text:p>
          </table:table-cell>
          <table:table-cell table:style-name="ce17" table:formula="of:=((((([.$N$6]*[.K20])*[.$N$2])*[.B35])*([.F35]^3))/8)/1000" office:value-type="float" office:value="0.513198310643078" calcext:value-type="float">
            <text:p>0.51</text:p>
          </table:table-cell>
          <table:table-cell table:style-name="ce17" table:formula="of:=[.J35]+[.L35]" office:value-type="float" office:value="4.64606357556373" calcext:value-type="float">
            <text:p>4.65</text:p>
          </table:table-cell>
          <table:table-cell table:style-name="ce17" table:formula="of:=([.M35]*1000)/[.$J$10]" office:value-type="float" office:value="14.4047529344839" calcext:value-type="float">
            <text:p>14.40</text:p>
          </table:table-cell>
          <table:table-cell table:number-columns-repeated="4"/>
          <table:table-cell table:formula="of:=[.M35]*[.$J$4]" office:value-type="float" office:value="18.5842543022549" calcext:value-type="float">
            <text:p>18.58</text:p>
          </table:table-cell>
          <table:table-cell table:formula="of:=[.N35]*[.$J$4]" office:value-type="float" office:value="57.6190117379356" calcext:value-type="float">
            <text:p>57.62</text:p>
          </table:table-cell>
          <table:table-cell table:number-columns-repeated="235"/>
        </table:table-row>
        <table:table-row table:style-name="ro2">
          <table:table-cell table:style-name="ce12" table:formula="of:=[.A21]*0.0254" office:value-type="float" office:value="0.9398" calcext:value-type="float">
            <text:p>0.94</text:p>
          </table:table-cell>
          <table:table-cell table:style-name="ce16" table:formula="of:=[.B21]*0.00064516" office:value-type="float" office:value="0.693682538884474" calcext:value-type="float">
            <text:p>0.69</text:p>
          </table:table-cell>
          <table:table-cell table:style-name="ce12" table:formula="of:=SQRT(((([.$J$7]/[.B36])*1)/(2*[.$N$2])))" office:value-type="float" office:value="12.9128587965896" calcext:value-type="float">
            <text:p>12.91</text:p>
          </table:table-cell>
          <table:table-cell table:style-name="ce21" table:formula="of:=[.C36]*[.B36]" office:value-type="float" office:value="8.95742467427497" calcext:value-type="float">
            <text:p>8.96</text:p>
          </table:table-cell>
          <table:table-cell table:style-name="ce16" table:formula="of:=([.$J$7]*[.C36])/1000" office:value-type="float" office:value="3.65926661217734" calcext:value-type="float">
            <text:p>3.66</text:p>
          </table:table-cell>
          <table:table-cell table:style-name="ce27" table:formula="of:=([.A36]/2)*[.$J$10]" office:value-type="float" office:value="151.560063826643" calcext:value-type="float">
            <text:p>152</text:p>
          </table:table-cell>
          <table:table-cell table:formula="of:=[.G21]" office:value-type="float" office:value="0.447162143788835" calcext:value-type="float">
            <text:p>0.45</text:p>
          </table:table-cell>
          <table:table-cell table:formula="of:=[.H21]" office:value-type="float" office:value="0.0145179481383671" calcext:value-type="float">
            <text:p>0.015</text:p>
          </table:table-cell>
          <table:table-cell table:formula="of:=[.I21]" office:value-type="float" office:value="0.914800386918816" calcext:value-type="float">
            <text:p>0.91</text:p>
          </table:table-cell>
          <table:table-cell table:style-name="ce16" table:formula="of:=[.E36]/[.I21]" office:value-type="float" office:value="4.00007112426166" calcext:value-type="float">
            <text:p>4.00</text:p>
          </table:table-cell>
          <table:table-cell table:formula="of:=[.K21]" office:value-type="float" office:value="0.154853458143466" calcext:value-type="float">
            <text:p>0.15</text:p>
          </table:table-cell>
          <table:table-cell table:style-name="ce16" table:formula="of:=((((([.$N$6]*[.K21])*[.$N$2])*[.B36])*([.F36]^3))/8)/1000" office:value-type="float" office:value="0.572640567292251" calcext:value-type="float">
            <text:p>0.57</text:p>
          </table:table-cell>
          <table:table-cell table:style-name="ce16" table:formula="of:=[.J36]+[.L36]" office:value-type="float" office:value="4.57271169155391" calcext:value-type="float">
            <text:p>4.57</text:p>
          </table:table-cell>
          <table:table-cell table:formula="of:=([.M36]*1000)/[.$J$10]" office:value-type="float" office:value="14.1773312151605" calcext:value-type="float">
            <text:p>14.18</text:p>
          </table:table-cell>
          <table:table-cell table:number-columns-repeated="4"/>
          <table:table-cell table:formula="of:=[.M36]*[.$J$4]" office:value-type="float" office:value="18.2908467662156" calcext:value-type="float">
            <text:p>18.29</text:p>
          </table:table-cell>
          <table:table-cell table:formula="of:=[.N36]*[.$J$4]" office:value-type="float" office:value="56.7093248606421" calcext:value-type="float">
            <text:p>56.71</text:p>
          </table:table-cell>
          <table:table-cell table:number-columns-repeated="235"/>
        </table:table-row>
        <table:table-row table:style-name="ro2">
          <table:table-cell table:style-name="ce12" table:formula="of:=[.A22]*0.0254" office:value-type="float" office:value="0.9652" calcext:value-type="float">
            <text:p>0.97</text:p>
          </table:table-cell>
          <table:table-cell table:style-name="ce16" table:formula="of:=[.B22]*0.00064516" office:value-type="float" office:value="0.731685599816787" calcext:value-type="float">
            <text:p>0.73</text:p>
          </table:table-cell>
          <table:table-cell table:style-name="ce12" table:formula="of:=SQRT(((([.$J$7]/[.B37])*1)/(2*[.$N$2])))" office:value-type="float" office:value="12.5730467229951" calcext:value-type="float">
            <text:p>12.57</text:p>
          </table:table-cell>
          <table:table-cell table:style-name="ce21" table:formula="of:=[.C37]*[.B37]" office:value-type="float" office:value="9.19951723303916" calcext:value-type="float">
            <text:p>9.20</text:p>
          </table:table-cell>
          <table:table-cell table:style-name="ce16" table:formula="of:=([.$J$7]*[.C37])/1000" office:value-type="float" office:value="3.5629701223832" calcext:value-type="float">
            <text:p>3.56</text:p>
          </table:table-cell>
          <table:table-cell table:style-name="ce27" table:formula="of:=([.A37]/2)*[.$J$10]" office:value-type="float" office:value="155.656281767903" calcext:value-type="float">
            <text:p>156</text:p>
          </table:table-cell>
          <table:table-cell table:formula="of:=[.G22]" office:value-type="float" office:value="0.459247607134479" calcext:value-type="float">
            <text:p>0.46</text:p>
          </table:table-cell>
          <table:table-cell table:formula="of:=[.H22]" office:value-type="float" office:value="0.013049015604234" calcext:value-type="float">
            <text:p>0.013</text:p>
          </table:table-cell>
          <table:table-cell table:formula="of:=[.I22]" office:value-type="float" office:value="0.919225574578849" calcext:value-type="float">
            <text:p>0.92</text:p>
          </table:table-cell>
          <table:table-cell table:style-name="ce16" table:formula="of:=[.E37]/[.I22]" office:value-type="float" office:value="3.87605634668684" calcext:value-type="float">
            <text:p>3.88</text:p>
          </table:table-cell>
          <table:table-cell table:formula="of:=[.K22]" office:value-type="float" office:value="0.15077836713969" calcext:value-type="float">
            <text:p>0.15</text:p>
          </table:table-cell>
          <table:table-cell table:style-name="ce16" table:formula="of:=((((([.$N$6]*[.K22])*[.$N$2])*[.B37])*([.F37]^3))/8)/1000" office:value-type="float" office:value="0.637102928681952" calcext:value-type="float">
            <text:p>0.64</text:p>
          </table:table-cell>
          <table:table-cell table:style-name="ce16" table:formula="of:=[.J37]+[.L37]" office:value-type="float" office:value="4.51315927536879" calcext:value-type="float">
            <text:p>4.51</text:p>
          </table:table-cell>
          <table:table-cell table:formula="of:=([.M37]*1000)/[.$J$10]" office:value-type="float" office:value="13.9926936552464" calcext:value-type="float">
            <text:p>13.99</text:p>
          </table:table-cell>
          <table:table-cell table:number-columns-repeated="4"/>
          <table:table-cell table:formula="of:=[.M37]*[.$J$4]" office:value-type="float" office:value="18.0526371014752" calcext:value-type="float">
            <text:p>18.05</text:p>
          </table:table-cell>
          <table:table-cell table:formula="of:=[.N37]*[.$J$4]" office:value-type="float" office:value="55.9707746209854" calcext:value-type="float">
            <text:p>55.97</text:p>
          </table:table-cell>
          <table:table-cell table:number-columns-repeated="235"/>
        </table:table-row>
        <table:table-row table:style-name="ro2">
          <table:table-cell table:style-name="ce12" table:formula="of:=[.A23]*0.0254" office:value-type="float" office:value="0.9906" calcext:value-type="float">
            <text:p>0.99</text:p>
          </table:table-cell>
          <table:table-cell table:style-name="ce16" table:formula="of:=[.B23]*0.00064516" office:value-type="float" office:value="0.770702075707294" calcext:value-type="float">
            <text:p>0.77</text:p>
          </table:table-cell>
          <table:table-cell table:style-name="ce12" table:formula="of:=SQRT(((([.$J$7]/[.B38])*1)/(2*[.$N$2])))" office:value-type="float" office:value="12.250660909585" calcext:value-type="float">
            <text:p>12.25</text:p>
          </table:table-cell>
          <table:table-cell table:style-name="ce21" table:formula="of:=[.C38]*[.B38]" office:value-type="float" office:value="9.44160979180335" calcext:value-type="float">
            <text:p>9.44</text:p>
          </table:table-cell>
          <table:table-cell table:style-name="ce16" table:formula="of:=([.$J$7]*[.C38])/1000" office:value-type="float" office:value="3.47161191411697" calcext:value-type="float">
            <text:p>3.47</text:p>
          </table:table-cell>
          <table:table-cell table:style-name="ce27" table:formula="of:=([.A38]/2)*[.$J$10]" office:value-type="float" office:value="159.752499709164" calcext:value-type="float">
            <text:p>160</text:p>
          </table:table-cell>
          <table:table-cell table:formula="of:=[.G23]" office:value-type="float" office:value="0.471333070480123" calcext:value-type="float">
            <text:p>0.47</text:p>
          </table:table-cell>
          <table:table-cell table:formula="of:=[.H23]" office:value-type="float" office:value="0.0117612561552035" calcext:value-type="float">
            <text:p>0.012</text:p>
          </table:table-cell>
          <table:table-cell table:formula="of:=[.I23]" office:value-type="float" office:value="0.923314746674463" calcext:value-type="float">
            <text:p>0.92</text:p>
          </table:table-cell>
          <table:table-cell table:style-name="ce16" table:formula="of:=[.E38]/[.I23]" office:value-type="float" office:value="3.75994418655264" calcext:value-type="float">
            <text:p>3.76</text:p>
          </table:table-cell>
          <table:table-cell table:formula="of:=[.K23]" office:value-type="float" office:value="0.14691225516175" calcext:value-type="float">
            <text:p>0.15</text:p>
          </table:table-cell>
          <table:table-cell table:style-name="ce16" table:formula="of:=((((([.$N$6]*[.K23])*[.$N$2])*[.B38])*([.F38]^3))/8)/1000" office:value-type="float" office:value="0.706860385333573" calcext:value-type="float">
            <text:p>0.71</text:p>
          </table:table-cell>
          <table:table-cell table:style-name="ce16" table:formula="of:=[.J38]+[.L38]" office:value-type="float" office:value="4.46680457188621" calcext:value-type="float">
            <text:p>4.47</text:p>
          </table:table-cell>
          <table:table-cell table:formula="of:=([.M38]*1000)/[.$J$10]" office:value-type="float" office:value="13.8489745605422" calcext:value-type="float">
            <text:p>13.85</text:p>
          </table:table-cell>
          <table:table-cell table:number-columns-repeated="4"/>
          <table:table-cell table:formula="of:=[.M38]*[.$J$4]" office:value-type="float" office:value="17.8672182875448" calcext:value-type="float">
            <text:p>17.87</text:p>
          </table:table-cell>
          <table:table-cell table:formula="of:=[.N38]*[.$J$4]" office:value-type="float" office:value="55.3958982421689" calcext:value-type="float">
            <text:p>55.40</text:p>
          </table:table-cell>
          <table:table-cell table:number-columns-repeated="235"/>
        </table:table-row>
        <table:table-row table:style-name="ro2">
          <table:table-cell table:style-name="ce12" table:formula="of:=[.A24]*0.0254" office:value-type="float" office:value="1.016" calcext:value-type="float">
            <text:p>1.02</text:p>
          </table:table-cell>
          <table:table-cell table:style-name="ce16" table:formula="of:=[.B24]*0.00064516" office:value-type="float" office:value="0.810731966555996" calcext:value-type="float">
            <text:p>0.81</text:p>
          </table:table-cell>
          <table:table-cell table:style-name="ce12" table:formula="of:=SQRT(((([.$J$7]/[.B39])*1)/(2*[.$N$2])))" office:value-type="float" office:value="11.9443943868454" calcext:value-type="float">
            <text:p>11.94</text:p>
          </table:table-cell>
          <table:table-cell table:style-name="ce21" table:formula="of:=[.C39]*[.B39]" office:value-type="float" office:value="9.68370235056754" calcext:value-type="float">
            <text:p>9.68</text:p>
          </table:table-cell>
          <table:table-cell table:style-name="ce16" table:formula="of:=([.$J$7]*[.C39])/1000" office:value-type="float" office:value="3.38482161626404" calcext:value-type="float">
            <text:p>3.38</text:p>
          </table:table-cell>
          <table:table-cell table:style-name="ce27" table:formula="of:=([.A39]/2)*[.$J$10]" office:value-type="float" office:value="163.848717650424" calcext:value-type="float">
            <text:p>164</text:p>
          </table:table-cell>
          <table:table-cell table:formula="of:=[.G24]" office:value-type="float" office:value="0.483418533825767" calcext:value-type="float">
            <text:p>0.48</text:p>
          </table:table-cell>
          <table:table-cell table:formula="of:=[.H24]" office:value-type="float" office:value="0.0106285047659962" calcext:value-type="float">
            <text:p>0.011</text:p>
          </table:table-cell>
          <table:table-cell table:formula="of:=[.I24]" office:value-type="float" office:value="0.927101081057412" calcext:value-type="float">
            <text:p>0.93</text:p>
          </table:table-cell>
          <table:table-cell table:style-name="ce16" table:formula="of:=[.E39]/[.I24]" office:value-type="float" office:value="3.65097364831401" calcext:value-type="float">
            <text:p>3.65</text:p>
          </table:table-cell>
          <table:table-cell table:formula="of:=[.K24]" office:value-type="float" office:value="0.143239448782706" calcext:value-type="float">
            <text:p>0.14</text:p>
          </table:table-cell>
          <table:table-cell table:style-name="ce16" table:formula="of:=((((([.$N$6]*[.K24])*[.$N$2])*[.B39])*([.F39]^3))/8)/1000" office:value-type="float" office:value="0.782195260849075" calcext:value-type="float">
            <text:p>0.78</text:p>
          </table:table-cell>
          <table:table-cell table:style-name="ce16" table:formula="of:=[.J39]+[.L39]" office:value-type="float" office:value="4.43316890916309" calcext:value-type="float">
            <text:p>4.43</text:p>
          </table:table-cell>
          <table:table-cell table:formula="of:=([.M39]*1000)/[.$J$10]" office:value-type="float" office:value="13.7446898465184" calcext:value-type="float">
            <text:p>13.74</text:p>
          </table:table-cell>
          <table:table-cell table:number-columns-repeated="4"/>
          <table:table-cell table:formula="of:=[.M39]*[.$J$4]" office:value-type="float" office:value="17.7326756366524" calcext:value-type="float">
            <text:p>17.73</text:p>
          </table:table-cell>
          <table:table-cell table:formula="of:=[.N39]*[.$J$4]" office:value-type="float" office:value="54.9787593860736" calcext:value-type="float">
            <text:p>54.98</text:p>
          </table:table-cell>
          <table:table-cell table:number-columns-repeated="235"/>
        </table:table-row>
        <table:table-row table:style-name="ro4">
          <table:table-cell table:style-name="ce12" table:formula="of:=[.A25]*0.0254" office:value-type="float" office:value="1.0414" calcext:value-type="float">
            <text:p>1.04</text:p>
          </table:table-cell>
          <table:table-cell table:style-name="ce16" table:formula="of:=[.B25]*0.00064516" office:value-type="float" office:value="0.851775272362894" calcext:value-type="float">
            <text:p>0.85</text:p>
          </table:table-cell>
          <table:table-cell table:style-name="ce12" table:formula="of:=SQRT(((([.$J$7]/[.B40])*1)/(2*[.$N$2])))" office:value-type="float" office:value="11.6530676944833" calcext:value-type="float">
            <text:p>11.65</text:p>
          </table:table-cell>
          <table:table-cell table:style-name="ce21" table:formula="of:=[.C40]*[.B40]" office:value-type="float" office:value="9.92579490933172" calcext:value-type="float">
            <text:p>9.93</text:p>
          </table:table-cell>
          <table:table-cell table:style-name="ce16" table:formula="of:=([.$J$7]*[.C40])/1000" office:value-type="float" office:value="3.30226499147712" calcext:value-type="float">
            <text:p>3.30</text:p>
          </table:table-cell>
          <table:table-cell table:style-name="ce27" table:formula="of:=([.A40]/2)*[.$J$10]" office:value-type="float" office:value="167.944935591685" calcext:value-type="float">
            <text:p>168</text:p>
          </table:table-cell>
          <table:table-cell table:formula="of:=[.G25]" office:value-type="float" office:value="0.495503997171412" calcext:value-type="float">
            <text:p>0.50</text:p>
          </table:table-cell>
          <table:table-cell table:formula="of:=[.H25]" office:value-type="float" office:value="0.00962890074601148" calcext:value-type="float">
            <text:p>0.010</text:p>
          </table:table-cell>
          <table:table-cell table:formula="of:=[.I25]" office:value-type="float" office:value="0.930613759483557" calcext:value-type="float">
            <text:p>0.93</text:p>
          </table:table-cell>
          <table:table-cell table:style-name="ce16" table:formula="of:=[.E40]/[.I25]" office:value-type="float" office:value="3.54848072879312" calcext:value-type="float">
            <text:p>3.55</text:p>
          </table:table-cell>
          <table:table-cell table:formula="of:=[.K25]" office:value-type="float" office:value="0.139745803690445" calcext:value-type="float">
            <text:p>0.14</text:p>
          </table:table-cell>
          <table:table-cell table:style-name="ce16" table:formula="of:=((((([.$N$6]*[.K25])*[.$N$2])*[.B40])*([.F40]^3))/8)/1000" office:value-type="float" office:value="0.863397211910994" calcext:value-type="float">
            <text:p>0.86</text:p>
          </table:table-cell>
          <table:table-cell table:style-name="ce16" table:formula="of:=[.J40]+[.L40]" office:value-type="float" office:value="4.41187794070411" calcext:value-type="float">
            <text:p>4.41</text:p>
          </table:table-cell>
          <table:table-cell table:formula="of:=([.M40]*1000)/[.$J$10]" office:value-type="float" office:value="13.678678881451" calcext:value-type="float">
            <text:p>13.68</text:p>
          </table:table-cell>
          <table:table-cell table:number-columns-repeated="4"/>
          <table:table-cell table:formula="of:=[.M40]*[.$J$4]" office:value-type="float" office:value="17.6475117628165" calcext:value-type="float">
            <text:p>17.65</text:p>
          </table:table-cell>
          <table:table-cell table:formula="of:=[.N40]*[.$J$4]" office:value-type="float" office:value="54.714715525804" calcext:value-type="float">
            <text:p>54.71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229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229"/>
        </table:table-row>
      </table:table>
      <table:table table:name="Equations and Nomenclature" table:style-name="ta2">
        <office:forms form:automatic-focus="false" form:apply-design-mode="false"/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Power Curve Data" table:style-name="ta2">
        <office:forms form:automatic-focus="false" form:apply-design-mode="false"/>
        <table:shapes>
          <draw:frame draw:z-index="0" draw:style-name="gr1" draw:text-style-name="P1" svg:width="8.5602in" svg:height="5.3024in" svg:x="7.2882in" svg:y="0.0567in">
            <draw:object draw:notify-on-update-of-ranges="'Power Curve Data'.A2:'Power Curve Data'.A10 'Power Curve Data'.B1:'Power Curve Data'.B1 'Power Curve Data'.B2:'Power Curve Data'.B10 'Power Curve Data'.A2:'Power Curve Data'.A10 'Power Curve Data'.D1:'Power Curve Data'.D1 'Power Curve Data'.D2:'Power Curve Data'.D10 'Power Curve Data'.A2:'Power Curve Data'.A10 'Power Curve Data'.E1:'Power Curve Data'.E1 'Power Curve Data'.E2:'Power Curve Data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ce60"/>
        <table:table-column table:style-name="co21" table:default-cell-style-name="ce18"/>
        <table:table-column table:style-name="co18" table:default-cell-style-name="Default"/>
        <table:table-column table:style-name="co22" table:number-columns-repeated="2" table:default-cell-style-name="Default"/>
        <table:table-row table:style-name="ro4">
          <table:table-cell office:value-type="string" calcext:value-type="string">
            <text:p>Engine RPM</text:p>
          </table:table-cell>
          <table:table-cell table:style-name="ce60" office:value-type="string" calcext:value-type="string">
            <text:p>Engine Power (Hp)</text:p>
          </table:table-cell>
          <table:table-cell table:style-name="ce60" office:value-type="string" calcext:value-type="string">
            <text:p>Prop RPM</text:p>
          </table:table-cell>
          <table:table-cell table:style-name="ce60" office:value-type="string" calcext:value-type="string">
            <text:p>Req. Power (Hp) 36”</text:p>
          </table:table-cell>
          <table:table-cell table:style-name="ce60" office:value-type="string" calcext:value-type="string">
            <text:p>Req. Power (Hp) 40”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2]*1.1" office:value-type="float" office:value="2200" calcext:value-type="float">
            <text:p>2200</text:p>
          </table:table-cell>
          <table:table-cell office:value-type="float" office:value="24.09" calcext:value-type="float">
            <text:p>24.09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3]*1.1" office:value-type="float" office:value="2420" calcext:value-type="float">
            <text:p>2420</text:p>
          </table:table-cell>
          <table:table-cell office:value-type="float" office:value="24.12" calcext:value-type="float">
            <text:p>24.12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4]*1.1" office:value-type="float" office:value="2640" calcext:value-type="float">
            <text:p>2640</text:p>
          </table:table-cell>
          <table:table-cell office:value-type="float" office:value="24.27" calcext:value-type="float">
            <text:p>24.27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5]*1.1" office:value-type="float" office:value="2860" calcext:value-type="float">
            <text:p>2860</text:p>
          </table:table-cell>
          <table:table-cell office:value-type="float" office:value="24.54" calcext:value-type="float">
            <text:p>24.5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6]*1.1" office:value-type="float" office:value="3080" calcext:value-type="float">
            <text:p>3080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7]*1.1" office:value-type="float" office:value="3300" calcext:value-type="float">
            <text:p>3300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8]*1.1" office:value-type="float" office:value="3520" calcext:value-type="float">
            <text:p>3520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4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9]*1.1" office:value-type="float" office:value="3740" calcext:value-type="float">
            <text:p>3740</text:p>
          </table:table-cell>
          <table:table-cell office:value-type="float" office:value="26.72" calcext:value-type="float">
            <text:p>26.7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4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0]*1.1" office:value-type="float" office:value="3960" calcext:value-type="float">
            <text:p>3960</text:p>
          </table:table-cell>
          <table:table-cell office:value-type="float" office:value="27.54" calcext:value-type="float">
            <text:p>27.54</text:p>
          </table:table-cell>
          <table:table-cell office:value-type="float" office:value="28.17" calcext:value-type="float">
            <text:p>28.17</text:p>
          </table:table-cell>
        </table:table-row>
      </table:table>
      <table:table table:name="Power Required System" table:style-name="ta2">
        <office:forms form:automatic-focus="false" form:apply-design-mode="false"/>
        <table:shapes>
          <draw:frame draw:z-index="0" draw:style-name="gr1" draw:text-style-name="P1" svg:width="7.5173in" svg:height="4.8921in" svg:x="0.5835in" svg:y="3.0846in">
            <draw:object draw:notify-on-update-of-ranges="'Power Required System'.E4:'Power Required System'.E12 'Power Required System'.G3:'Power Required System'.G3 'Power Required System'.G4:'Power Required System'.G12 'Power Required System'.E4:'Power Required System'.E12 'Power Required System'.J3:'Power Required System'.J3 'Power Required System'.J4:'Power Required System'.J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28.52" calcext:value-type="float">
            <text:p>28.52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114.08" calcext:value-type="float">
            <text:p>114.08</text:p>
          </table:table-cell>
          <table:table-cell table:formula="of:=[.C4]*4" office:value-type="float" office:value="7.04" calcext:value-type="float">
            <text:p>7.04</text:p>
          </table:table-cell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31.74" calcext:value-type="float">
            <text:p>31.74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26.96" calcext:value-type="float">
            <text:p>126.96</text:p>
          </table:table-cell>
          <table:table-cell table:formula="of:=[.C5]*4" office:value-type="float" office:value="8.28" calcext:value-type="float">
            <text:p>8.28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34.95" calcext:value-type="float">
            <text:p>34.95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39.8" calcext:value-type="float">
            <text:p>139.80</text:p>
          </table:table-cell>
          <table:table-cell table:formula="of:=[.C6]*4" office:value-type="float" office:value="9.64" calcext:value-type="float">
            <text:p>9.64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41.85" calcext:value-type="float">
            <text:p>41.85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67.4" calcext:value-type="float">
            <text:p>167.40</text:p>
          </table:table-cell>
          <table:table-cell table:formula="of:=[.C7]*4" office:value-type="float" office:value="12.64" calcext:value-type="float">
            <text:p>12.64</text:p>
          </table:table-cell>
        </table:table-row>
        <table:table-row table:style-name="ro4">
          <table:table-cell office:value-type="float" office:value="2820" calcext:value-type="float">
            <text:p>2820</text:p>
          </table:table-cell>
          <table:table-cell office:value-type="float" office:value="48.28" calcext:value-type="float">
            <text:p>48.28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193.12" calcext:value-type="float">
            <text:p>193.12</text:p>
          </table:table-cell>
          <table:table-cell table:formula="of:=[.C8]*4" office:value-type="float" office:value="15.64" calcext:value-type="float">
            <text:p>15.64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56.81" calcext:value-type="float">
            <text:p>56.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227.24" calcext:value-type="float">
            <text:p>227.24</text:p>
          </table:table-cell>
          <table:table-cell table:formula="of:=[.C9]*4" office:value-type="float" office:value="20" calcext:value-type="float">
            <text:p>20.00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66.12" calcext:value-type="float">
            <text:p>66.12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F10]*0.9" office:value-type="float" office:value="25.2" calcext:value-type="float">
            <text:p>25.20</text:p>
          </table:table-cell>
          <table:table-cell table:formula="of:=[.E10]*1.1" office:value-type="float" office:value="3520" calcext:value-type="float">
            <text:p>3520</text:p>
          </table:table-cell>
          <table:table-cell table:formula="of:=[.B10]*4" office:value-type="float" office:value="264.48" calcext:value-type="float">
            <text:p>264.48</text:p>
          </table:table-cell>
          <table:table-cell table:formula="of:=[.C10]*4" office:value-type="float" office:value="25.08" calcext:value-type="float">
            <text:p>25.08</text:p>
          </table:table-cell>
        </table:table-row>
        <table:table-row table:style-name="ro4">
          <table:table-cell office:value-type="float" office:value="3410" calcext:value-type="float">
            <text:p>3410</text:p>
          </table:table-cell>
          <table:table-cell office:value-type="float" office:value="68.55" calcext:value-type="float">
            <text:p>68.55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F11]*0.9" office:value-type="float" office:value="26.1" calcext:value-type="float">
            <text:p>26.10</text:p>
          </table:table-cell>
          <table:table-cell table:formula="of:=[.E11]*1.1" office:value-type="float" office:value="3740" calcext:value-type="float">
            <text:p>3740</text:p>
          </table:table-cell>
          <table:table-cell table:formula="of:=[.B11]*4" office:value-type="float" office:value="274.2" calcext:value-type="float">
            <text:p>274.20</text:p>
          </table:table-cell>
          <table:table-cell table:formula="of:=[.C11]*4" office:value-type="float" office:value="26.48" calcext:value-type="float">
            <text:p>26.48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73.54" calcext:value-type="float">
            <text:p>73.54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F12]*0.9" office:value-type="float" office:value="27" calcext:value-type="float">
            <text:p>27.00</text:p>
          </table:table-cell>
          <table:table-cell table:formula="of:=[.E12]*1.1" office:value-type="float" office:value="3960" calcext:value-type="float">
            <text:p>3960</text:p>
          </table:table-cell>
          <table:table-cell table:formula="of:=[.B12]*4" office:value-type="float" office:value="294.16" calcext:value-type="float">
            <text:p>294.16</text:p>
          </table:table-cell>
          <table:table-cell table:formula="of:=[.C12]*4" office:value-type="float" office:value="29.4" calcext:value-type="float">
            <text:p>29.40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83.96" calcext:value-type="float">
            <text:p>83.96</text:p>
          </table:table-cell>
          <table:table-cell office:value-type="float" office:value="8.98" calcext:value-type="float">
            <text:p>8.98</text:p>
          </table:table-cell>
          <table:table-cell/>
          <table:table-cell table:style-name="Default" table:number-columns-repeated="6"/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95.14" calcext:value-type="float">
            <text:p>95.14</text:p>
          </table:table-cell>
          <table:table-cell office:value-type="float" office:value="10.83" calcext:value-type="float">
            <text:p>10.83</text:p>
          </table:table-cell>
          <table:table-cell/>
          <table:table-cell table:style-name="Default" table:number-columns-repeated="6"/>
        </table:table-row>
      </table:table>
      <table:table table:name="Power Required System_2" table:style-name="ta2">
        <office:forms form:automatic-focus="false" form:apply-design-mode="false"/>
        <table:shapes>
          <draw:frame draw:z-index="0" draw:style-name="gr1" draw:text-style-name="P1" svg:width="7.5173in" svg:height="4.8921in" svg:x="0.5835in" svg:y="3.0846in">
            <draw:object draw:notify-on-update-of-ranges="'Power Required System_2'.E4:'Power Required System_2'.E12 'Power Required System_2'.G3:'Power Required System_2'.G3 'Power Required System_2'.G4:'Power Required System_2'.G12 'Power Required System_2'.E4:'Power Required System_2'.E12 'Power Required System_2'.J3:'Power Required System_2'.J3 'Power Required System_2'.J4:'Power Required System_2'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8" table:default-cell-style-name="ce60"/>
        <table:table-column table:style-name="co18" table:number-columns-repeated="3" table:default-cell-style-name="Default"/>
        <table:table-column table:style-name="co18" table:default-cell-style-name="ce60"/>
        <table:table-column table:style-name="co23" table:default-cell-style-name="ce18"/>
        <table:table-column table:style-name="co24" table:default-cell-style-name="ce18"/>
        <table:table-column table:style-name="co25" table:default-cell-style-name="ce60"/>
        <table:table-column table:style-name="co26" table:number-columns-repeated="2" table:default-cell-style-name="ce18"/>
        <table:table-row table:style-name="ro1">
          <table:table-cell table:style-name="ce61" office:value-type="string" calcext:value-type="string">
            <text:p>Total System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 table:style-name="ce64" table:number-columns-repeated="2"/>
          <table:table-cell/>
          <table:table-cell table:style-name="Default" table:number-columns-repeated="6"/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Ideal Engine Power (Hp)</text:p>
          </table:table-cell>
          <table:table-cell table:style-name="ce63" office:value-type="string" calcext:value-type="string">
            <text:p>Engine Power (Hp)</text:p>
          </table:table-cell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30.46" calcext:value-type="float">
            <text:p>30.46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F4]*0.9" office:value-type="float" office:value="14.85" calcext:value-type="float">
            <text:p>14.85</text:p>
          </table:table-cell>
          <table:table-cell table:formula="of:=[.E4]*1.1" office:value-type="float" office:value="2200" calcext:value-type="float">
            <text:p>2200</text:p>
          </table:table-cell>
          <table:table-cell table:formula="of:=[.B4]*4" office:value-type="float" office:value="121.84" calcext:value-type="float">
            <text:p>121.84</text:p>
          </table:table-cell>
          <table:table-cell table:formula="of:=[.C4]*4" office:value-type="float" office:value="7.68" calcext:value-type="float">
            <text:p>7.68</text:p>
          </table:table-cell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33.94" calcext:value-type="float">
            <text:p>33.94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F5]*0.9" office:value-type="float" office:value="16.875" calcext:value-type="float">
            <text:p>16.88</text:p>
          </table:table-cell>
          <table:table-cell table:formula="of:=[.E5]*1.1" office:value-type="float" office:value="2420" calcext:value-type="float">
            <text:p>2420</text:p>
          </table:table-cell>
          <table:table-cell table:formula="of:=[.B5]*4" office:value-type="float" office:value="135.76" calcext:value-type="float">
            <text:p>135.76</text:p>
          </table:table-cell>
          <table:table-cell table:formula="of:=[.C5]*4" office:value-type="float" office:value="9.04" calcext:value-type="float">
            <text:p>9.04</text:p>
          </table:table-cell>
        </table:table-row>
        <table:table-row table:style-name="ro4">
          <table:table-cell office:value-type="float" office:value="2420" calcext:value-type="float">
            <text:p>2420</text:p>
          </table:table-cell>
          <table:table-cell office:value-type="float" office:value="37.6" calcext:value-type="float">
            <text:p>37.6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F6]*0.9" office:value-type="float" office:value="18.9" calcext:value-type="float">
            <text:p>18.90</text:p>
          </table:table-cell>
          <table:table-cell table:formula="of:=[.E6]*1.1" office:value-type="float" office:value="2640" calcext:value-type="float">
            <text:p>2640</text:p>
          </table:table-cell>
          <table:table-cell table:formula="of:=[.B6]*4" office:value-type="float" office:value="150.4" calcext:value-type="float">
            <text:p>150.40</text:p>
          </table:table-cell>
          <table:table-cell table:formula="of:=[.C6]*4" office:value-type="float" office:value="10.56" calcext:value-type="float">
            <text:p>10.56</text:p>
          </table:table-cell>
        </table:table-row>
        <table:table-row table:style-name="ro4">
          <table:table-cell office:value-type="float" office:value="2640" calcext:value-type="float">
            <text:p>2640</text:p>
          </table:table-cell>
          <table:table-cell office:value-type="float" office:value="45.12" calcext:value-type="float">
            <text:p>45.12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F7]*0.9" office:value-type="float" office:value="20.7" calcext:value-type="float">
            <text:p>20.70</text:p>
          </table:table-cell>
          <table:table-cell table:formula="of:=[.E7]*1.1" office:value-type="float" office:value="2860" calcext:value-type="float">
            <text:p>2860</text:p>
          </table:table-cell>
          <table:table-cell table:formula="of:=[.B7]*4" office:value-type="float" office:value="180.48" calcext:value-type="float">
            <text:p>180.48</text:p>
          </table:table-cell>
          <table:table-cell table:formula="of:=[.C7]*4" office:value-type="float" office:value="13.96" calcext:value-type="float">
            <text:p>13.96</text:p>
          </table:table-cell>
        </table:table-row>
        <table:table-row table:style-name="ro4">
          <table:table-cell office:value-type="float" office:value="2820" calcext:value-type="float">
            <text:p>2820</text:p>
          </table:table-cell>
          <table:table-cell office:value-type="float" office:value="51.48" calcext:value-type="float">
            <text:p>51.48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F8]*0.9" office:value-type="float" office:value="22.275" calcext:value-type="float">
            <text:p>22.28</text:p>
          </table:table-cell>
          <table:table-cell table:formula="of:=[.E8]*1.1" office:value-type="float" office:value="3080" calcext:value-type="float">
            <text:p>3080</text:p>
          </table:table-cell>
          <table:table-cell table:formula="of:=[.B8]*4" office:value-type="float" office:value="205.92" calcext:value-type="float">
            <text:p>205.92</text:p>
          </table:table-cell>
          <table:table-cell table:formula="of:=[.C8]*4" office:value-type="float" office:value="17.04" calcext:value-type="float">
            <text:p>17.04</text:p>
          </table:table-cell>
        </table:table-row>
        <table:table-row table:style-name="ro4">
          <table:table-cell office:value-type="float" office:value="3080" calcext:value-type="float">
            <text:p>3080</text:p>
          </table:table-cell>
          <table:table-cell office:value-type="float" office:value="60.5" calcext:value-type="float">
            <text:p>60.5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F9]*0.9" office:value-type="float" office:value="23.85" calcext:value-type="float">
            <text:p>23.85</text:p>
          </table:table-cell>
          <table:table-cell table:formula="of:=[.E9]*1.1" office:value-type="float" office:value="3300" calcext:value-type="float">
            <text:p>3300</text:p>
          </table:table-cell>
          <table:table-cell table:formula="of:=[.B9]*4" office:value-type="float" office:value="242" calcext:value-type="float">
            <text:p>242.00</text:p>
          </table:table-cell>
          <table:table-cell table:formula="of:=[.C9]*4" office:value-type="float" office:value="21.72" calcext:value-type="float">
            <text:p>21.72</text:p>
          </table:table-cell>
        </table:table-row>
        <table:table-row table:style-name="ro4">
          <table:table-cell office:value-type="float" office:value="3300" calcext:value-type="float">
            <text:p>3300</text:p>
          </table:table-cell>
          <table:table-cell office:value-type="float" office:value="70.36" calcext:value-type="float">
            <text:p>70.36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F10]*0.9" office:value-type="float" office:value="25.2" calcext:value-type="float">
            <text:p>25.20</text:p>
          </table:table-cell>
          <table:table-cell table:formula="of:=[.E10]*1.1" office:value-type="float" office:value="3520" calcext:value-type="float">
            <text:p>3520</text:p>
          </table:table-cell>
          <table:table-cell table:formula="of:=[.B10]*4" office:value-type="float" office:value="281.44" calcext:value-type="float">
            <text:p>281.44</text:p>
          </table:table-cell>
          <table:table-cell table:formula="of:=[.C10]*4" office:value-type="float" office:value="27.24" calcext:value-type="float">
            <text:p>27.24</text:p>
          </table:table-cell>
        </table:table-row>
        <table:table-row table:style-name="ro4">
          <table:table-cell office:value-type="float" office:value="3410" calcext:value-type="float">
            <text:p>3410</text:p>
          </table:table-cell>
          <table:table-cell office:value-type="float" office:value="72.94" calcext:value-type="float">
            <text:p>72.94</text:p>
          </table:table-cell>
          <table:table-cell office:value-type="float" office:value="7.18" calcext:value-type="float">
            <text:p>7.1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F11]*0.9" office:value-type="float" office:value="26.1" calcext:value-type="float">
            <text:p>26.10</text:p>
          </table:table-cell>
          <table:table-cell table:formula="of:=[.E11]*1.1" office:value-type="float" office:value="3740" calcext:value-type="float">
            <text:p>3740</text:p>
          </table:table-cell>
          <table:table-cell table:formula="of:=[.B11]*4" office:value-type="float" office:value="291.76" calcext:value-type="float">
            <text:p>291.76</text:p>
          </table:table-cell>
          <table:table-cell table:formula="of:=[.C11]*4" office:value-type="float" office:value="28.72" calcext:value-type="float">
            <text:p>28.72</text:p>
          </table:table-cell>
        </table:table-row>
        <table:table-row table:style-name="ro4">
          <table:table-cell office:value-type="float" office:value="3520" calcext:value-type="float">
            <text:p>3520</text:p>
          </table:table-cell>
          <table:table-cell office:value-type="float" office:value="78.24" calcext:value-type="float">
            <text:p>78.24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F12]*0.9" office:value-type="float" office:value="27" calcext:value-type="float">
            <text:p>27.00</text:p>
          </table:table-cell>
          <table:table-cell table:formula="of:=[.E12]*1.1" office:value-type="float" office:value="3960" calcext:value-type="float">
            <text:p>3960</text:p>
          </table:table-cell>
          <table:table-cell table:formula="of:=[.B12]*4" office:value-type="float" office:value="312.96" calcext:value-type="float">
            <text:p>312.96</text:p>
          </table:table-cell>
          <table:table-cell table:formula="of:=[.C12]*4" office:value-type="float" office:value="31.92" calcext:value-type="float">
            <text:p>31.92</text:p>
          </table:table-cell>
        </table:table-row>
        <table:table-row table:style-name="ro4">
          <table:table-cell office:value-type="float" office:value="3740" calcext:value-type="float">
            <text:p>3740</text:p>
          </table:table-cell>
          <table:table-cell office:value-type="float" office:value="89.59" calcext:value-type="float">
            <text:p>89.59</text:p>
          </table:table-cell>
          <table:table-cell office:value-type="float" office:value="9.78" calcext:value-type="float">
            <text:p>9.78</text:p>
          </table:table-cell>
          <table:table-cell/>
          <table:table-cell table:style-name="Default" table:number-columns-repeated="6"/>
        </table:table-row>
        <table:table-row table:style-name="ro4">
          <table:table-cell office:value-type="float" office:value="3960" calcext:value-type="float">
            <text:p>3960</text:p>
          </table:table-cell>
          <table:table-cell office:value-type="float" office:value="101.53" calcext:value-type="float">
            <text:p>101.53</text:p>
          </table:table-cell>
          <table:table-cell office:value-type="float" office:value="11.79" calcext:value-type="float">
            <text:p>11.79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number:min-integer-digits="1" number:grouping="true"/>
    </number:number-style>
    <number:number-style style:name="N136">
      <number:number number:decimal-places="4" number:min-integer-digits="1" number:grouping="true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9:17:20.387674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10T11:06:43.893837605</dc:date>
    <meta:editing-duration>P1DT6H46M41S</meta:editing-duration>
    <meta:editing-cycles>32</meta:editing-cycles>
    <dc:title>Rotor Disc Power Required Calculator</dc:title>
    <meta:document-statistic meta:table-count="5" meta:cell-count="7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3600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44cm" svg:height="13.469cm" xlink:href=".." xlink:type="simple" chart:class="chart:scatter" chart:style-name="ch1">
        <chart:legend svg:x="3.635cm" svg:y="0.688cm" style:legend-expansion="custom" chartooo:width="7.117cm" chartooo:height="2.42cm" style:legend-expansion-aspect-ratio="2.94090909090909" chart:style-name="ch2"/>
        <chart:plot-area chart:style-name="ch3" table:cell-range-address="'Power Curve Data'.A2:'Power Curve Data'.B10 'Power Curve Data'.B1:'Power Curve Data'.B1 'Power Curve Data'.D1:'Power Curve Data'.E10" chart:data-source-has-labels="row" svg:x="2.558cm" svg:y="0.22cm" svg:width="18.676cm" svg:height="11.393cm">
          <chartooo:coordinate-region svg:x="3.285cm" svg:y="0.472cm" svg:width="17.471cm" svg:height="10.388cm"/>
          <chart:axis chart:dimension="x" chart:name="primary-x" chart:style-name="ch4">
            <chart:title svg:x="9.306cm" svg:y="11.883cm" chart:style-name="ch5">
              <text:p>Engine Speed (RPM)</text:p>
            </chart:title>
          </chart:axis>
          <chart:axis chart:dimension="y" chart:name="primary-y" chart:style-name="ch6">
            <chart:title svg:x="1.219cm" svg:y="7.341cm" chart:style-name="ch7">
              <text:p>Power (Hp)</text:p>
            </chart:title>
            <chart:grid chart:style-name="ch8" chart:class="major"/>
          </chart:axis>
          <chart:series chart:style-name="ch9" chart:values-cell-range-address="'Power Curve Data'.B2:'Power Curve Data'.B10" chart:label-cell-address="'Power Curve Data'.B1:'Power Curve Data'.B1" chart:class="chart:scatter">
            <chart:domain table:cell-range-address="'Power Curve Data'.A2:'Power Curve Data'.A10"/>
            <chart:data-point chart:repeated="9"/>
          </chart:series>
          <chart:series chart:style-name="ch10" chart:values-cell-range-address="'Power Curve Data'.D2:'Power Curve Data'.D10" chart:label-cell-address="'Power Curve Data'.D1:'Power Curve Data'.D1" chart:class="chart:scatter">
            <chart:data-point chart:repeated="9"/>
          </chart:series>
          <chart:series chart:style-name="ch11" chart:values-cell-range-address="'Power Curve Data'.E2:'Power Curve Data'.E10" chart:label-cell-address="'Power Curve Data'.E1:'Power Curve Data'.E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gine Power (Hp)</text:p>
                <draw:g>
                  <svg:desc>'Power Curve Data'.B1:'Power Curve Data'.B1</svg:desc>
                </draw:g>
              </table:table-cell>
              <table:table-cell office:value-type="string">
                <text:p>Req. Power (Hp) 36”</text:p>
                <draw:g>
                  <svg:desc>'Power Curve Data'.D1:'Power Curve Data'.D1</svg:desc>
                </draw:g>
              </table:table-cell>
              <table:table-cell office:value-type="string">
                <text:p>Req. Power (Hp) 40”</text:p>
                <draw:g>
                  <svg:desc>'Power Curve Data'.E1:'Power Curve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Curve Data'.A2:'Power Curve Data'.A10</svg:desc>
                </draw:g>
              </table:table-cell>
              <table:table-cell office:value-type="float" office:value="16.5">
                <text:p>16.5</text:p>
                <draw:g>
                  <svg:desc>'Power Curve Data'.B2:'Power Curve Data'.B10</svg:desc>
                </draw:g>
              </table:table-cell>
              <table:table-cell office:value-type="float" office:value="24.09">
                <text:p>24.09</text:p>
                <draw:g>
                  <svg:desc>'Power Curve Data'.D2:'Power Curve Data'.D10</svg:desc>
                </draw:g>
              </table:table-cell>
              <table:table-cell office:value-type="float" office:value="21.75">
                <text:p>21.75</text:p>
                <draw:g>
                  <svg:desc>'Power Curve Data'.E2:'Power Curve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4.12">
                <text:p>24.12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24.27">
                <text:p>24.27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24.54">
                <text:p>24.54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24.91">
                <text:p>24.9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25.41">
                <text:p>25.4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26.01">
                <text:p>26.01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26.72">
                <text:p>26.7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27.54">
                <text:p>27.54</text:p>
              </table:table-cell>
              <table:table-cell office:value-type="float" office:value="28.17">
                <text:p>28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3.202cm" chartooo:height="2.048cm" style:legend-expansion-aspect-ratio="1.5634765625" chart:style-name="ch2"/>
        <chart:plot-area chart:style-name="ch3" table:cell-range-address="'Power Required System_2'.E4:'Power Required System_2'.E12 'Power Required System_2'.G3:'Power Required System_2'.G12 'Power Required System_2'.J3:'Power Required System_2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_2'.G4:'Power Required System_2'.G12" chart:label-cell-address="'Power Required System_2'.G3:'Power Required System_2'.G3" chart:class="chart:scatter">
            <chart:domain table:cell-range-address="'Power Required System_2'.E4:'Power Required System_2'.E12"/>
            <chart:data-point chart:repeated="9"/>
          </chart:series>
          <chart:series chart:style-name="ch8" chart:values-cell-range-address="'Power Required System_2'.J4:'Power Required System_2'.J12" chart:label-cell-address="'Power Required System_2'.J3:'Power Required System_2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_2'.G3:'Power Required System_2'.G3</svg:desc>
                </draw:g>
              </table:table-cell>
              <table:table-cell office:value-type="string">
                <text:p>Required Power (Hp)</text:p>
                <draw:g>
                  <svg:desc>'Power Required System_2'.J3:'Power Required System_2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_2'.E4:'Power Required System_2'.E12</svg:desc>
                </draw:g>
              </table:table-cell>
              <table:table-cell office:value-type="float" office:value="14.85">
                <text:p>14.85</text:p>
                <draw:g>
                  <svg:desc>'Power Required System_2'.G4:'Power Required System_2'.G12</svg:desc>
                </draw:g>
              </table:table-cell>
              <table:table-cell office:value-type="float" office:value="7.68">
                <text:p>7.68</text:p>
                <draw:g>
                  <svg:desc>'Power Required System_2'.J4:'Power Required System_2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31.92">
                <text:p>31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5cm" svg:height="12.427cm" xlink:href=".." xlink:type="simple" chart:class="chart:scatter" chart:style-name="ch1">
        <chart:legend svg:x="1.489cm" svg:y="0.545cm" style:legend-expansion="custom" chartooo:width="3.202cm" chartooo:height="2.048cm" style:legend-expansion-aspect-ratio="1.5634765625" chart:style-name="ch2"/>
        <chart:plot-area chart:style-name="ch3" table:cell-range-address="'Power Required System'.E4:'Power Required System'.E12 'Power Required System'.G3:'Power Required System'.G12 'Power Required System'.J3:'Power Required System'.J12" chart:data-source-has-labels="row" svg:x="0.381cm" svg:y="0.248cm" svg:width="18.333cm" svg:height="11.931cm">
          <chartooo:coordinate-region svg:x="1.479cm" svg:y="0.447cm" svg:width="16.863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ystem'.G4:'Power Required System'.G12" chart:label-cell-address="'Power Required System'.G3:'Power Required System'.G3" chart:class="chart:scatter">
            <chart:domain table:cell-range-address="'Power Required System'.E4:'Power Required System'.E12"/>
            <chart:data-point chart:repeated="9"/>
          </chart:series>
          <chart:series chart:style-name="ch8" chart:values-cell-range-address="'Power Required System'.J4:'Power Required System'.J12" chart:label-cell-address="'Power Required System'.J3:'Power Required System'.J3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gine Power (Hp)</text:p>
                <draw:g>
                  <svg:desc>'Power Required System'.G3:'Power Required System'.G3</svg:desc>
                </draw:g>
              </table:table-cell>
              <table:table-cell office:value-type="string">
                <text:p>Required Power (Hp)</text:p>
                <draw:g>
                  <svg:desc>'Power Required System'.J3:'Power Required Syst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Power Required System'.E4:'Power Required System'.E12</svg:desc>
                </draw:g>
              </table:table-cell>
              <table:table-cell office:value-type="float" office:value="14.85">
                <text:p>14.85</text:p>
                <draw:g>
                  <svg:desc>'Power Required System'.G4:'Power Required System'.G12</svg:desc>
                </draw:g>
              </table:table-cell>
              <table:table-cell office:value-type="float" office:value="7.04">
                <text:p>7.04</text:p>
                <draw:g>
                  <svg:desc>'Power Required System'.J4:'Power Required System'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6.875">
                <text:p>16.87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.9">
                <text:p>18.9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0.7">
                <text:p>20.7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2.275">
                <text:p>22.275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3.85">
                <text:p>23.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5.2">
                <text:p>25.2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6.1">
                <text:p>26.1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27">
                <text:p>27</text:p>
              </table:table-cell>
              <table:table-cell office:value-type="float" office:value="29.4">
                <text:p>29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